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845c" officeooo:paragraph-rsid="0006845c"/>
    </style:style>
    <style:style style:name="P2" style:family="paragraph" style:parent-style-name="Preformatted_20_Text">
      <style:paragraph-properties fo:text-align="center" style:justify-single-word="false"/>
      <style:text-properties style:font-name="Arial" fo:font-size="22pt" fo:font-weight="bold" officeooo:rsid="0006845c" officeooo:paragraph-rsid="0006845c" style:font-size-asian="22pt" style:font-weight-asian="bold" style:font-size-complex="2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size="16pt" fo:font-weight="bold" officeooo:rsid="0006845c" officeooo:paragraph-rsid="0006845c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al" fo:font-size="12pt" officeooo:rsid="0006845c" officeooo:paragraph-rsid="0006845c" style:font-size-asian="10.5pt" style:font-size-complex="12pt"/>
    </style:style>
    <style:style style:name="P5" style:family="paragraph" style:parent-style-name="Preformatted_20_Text">
      <style:text-properties style:font-name="Arial" fo:font-size="12pt" fo:font-weight="bold" officeooo:rsid="0006845c" officeooo:paragraph-rsid="0006845c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style:font-name="Arial" fo:font-size="12pt" fo:font-weight="bold" officeooo:rsid="0006845c" officeooo:paragraph-rsid="0007ab33" style:font-size-asian="10.5pt" style:font-weight-asian="bold" style:font-size-complex="12pt" style:font-weight-complex="bold"/>
    </style:style>
    <style:style style:name="P7" style:family="paragraph" style:parent-style-name="Preformatted_20_Text">
      <style:text-properties style:font-name="Arial" fo:font-size="12pt" fo:font-weight="bold" officeooo:rsid="0006845c" officeooo:paragraph-rsid="00087a4c" style:font-size-asian="10.5pt" style:font-weight-asian="bold" style:font-size-complex="12pt" style:font-weight-complex="bold"/>
    </style:style>
    <style:style style:name="P8" style:family="paragraph" style:parent-style-name="Preformatted_20_Text">
      <style:text-properties style:font-name="Arial" fo:font-size="12pt" fo:font-weight="bold" officeooo:rsid="0006845c" officeooo:paragraph-rsid="00088f9e" style:font-size-asian="10.5pt" style:font-weight-asian="bold" style:font-size-complex="12pt" style:font-weight-complex="bold"/>
    </style:style>
    <style:style style:name="P9" style:family="paragraph" style:parent-style-name="Preformatted_20_Text">
      <style:text-properties fo:font-size="10pt" officeooo:rsid="0006845c" officeooo:paragraph-rsid="0006845c" style:font-size-asian="10pt" style:font-size-complex="10pt"/>
    </style:style>
    <style:style style:name="P10" style:family="paragraph" style:parent-style-name="Preformatted_20_Text">
      <style:text-properties style:font-name="Liberation Mono" fo:font-size="11pt" officeooo:rsid="00099632" officeooo:paragraph-rsid="0007ab33" style:font-size-asian="11pt" style:font-size-complex="11pt"/>
    </style:style>
    <style:style style:name="P11" style:family="paragraph" style:parent-style-name="Preformatted_20_Text">
      <style:text-properties style:font-name="Liberation Mono" fo:font-size="11pt" officeooo:rsid="0007ab33" officeooo:paragraph-rsid="0007ab33" style:font-size-asian="11pt" style:font-size-complex="11pt"/>
    </style:style>
    <style:style style:name="P12" style:family="paragraph" style:parent-style-name="Preformatted_20_Text">
      <style:text-properties style:font-name="Liberation Mono" fo:font-size="11pt" fo:font-weight="normal" officeooo:rsid="0007ab33" officeooo:paragraph-rsid="0007ab33" style:font-size-asian="11pt" style:font-weight-asian="normal" style:font-size-complex="11pt" style:font-weight-complex="normal"/>
    </style:style>
    <style:style style:name="P13" style:family="paragraph" style:parent-style-name="Preformatted_20_Text">
      <style:text-properties style:font-name="Liberation Mono" fo:font-size="11pt" fo:font-weight="normal" officeooo:rsid="00087a4c" officeooo:paragraph-rsid="00087a4c" style:font-size-asian="11pt" style:font-weight-asian="normal" style:font-size-complex="11pt" style:font-weight-complex="normal"/>
    </style:style>
    <style:style style:name="P14" style:family="paragraph" style:parent-style-name="Preformatted_20_Text">
      <style:text-properties style:font-name="Liberation Mono" fo:font-size="11pt" fo:font-weight="normal" officeooo:rsid="00087a4c" officeooo:paragraph-rsid="00087a4c" style:font-size-asian="9.60000038146973pt" style:font-weight-asian="normal" style:font-size-complex="11pt" style:font-weight-complex="normal"/>
    </style:style>
    <style:style style:name="P15" style:family="paragraph" style:parent-style-name="Preformatted_20_Text">
      <style:text-properties style:font-name="Liberation Mono" fo:font-size="11pt" fo:font-weight="normal" officeooo:rsid="00088f9e" officeooo:paragraph-rsid="00088f9e" style:font-size-asian="9.60000038146973pt" style:font-weight-asian="normal" style:font-size-complex="11pt" style:font-weight-complex="normal"/>
    </style:style>
    <style:style style:name="P16" style:family="paragraph" style:parent-style-name="Preformatted_20_Text">
      <style:text-properties fo:font-size="11pt" officeooo:rsid="00099632" officeooo:paragraph-rsid="0007ab33" style:font-size-asian="11pt" style:font-size-complex="11pt"/>
    </style:style>
    <style:style style:name="P17" style:family="paragraph" style:parent-style-name="Preformatted_20_Text">
      <style:text-properties fo:font-size="11pt" officeooo:rsid="0006845c" officeooo:paragraph-rsid="0006845c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ab33"/>
    </style:style>
    <style:style style:name="T3" style:family="text">
      <style:text-properties officeooo:rsid="00087a4c"/>
    </style:style>
    <style:style style:name="T4" style:family="text">
      <style:text-properties officeooo:rsid="00088f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<text:span text:style-name="T4">1 -</text:span> AED 1</text:p>
      <text:p text:style-name="P2"/>
      <text:p text:style-name="P3">Aluno: <text:span text:style-name="T1">Felipe Alves Belisário</text:span></text:p>
      <text:p text:style-name="P3">Matrícula: <text:span text:style-name="T1">11721BCC030</text:span></text:p>
      <text:p text:style-name="P3"><text:span text:style-name="T1"/></text:p>
      <text:p text:style-name="P1"/>
      <text:p text:style-name="P5">- Código-fonte da TAD lista não ordenada estática/sequencial:</text:p>
      <text:p text:style-name="P4"/>
      <text:p text:style-name="P1"/>
      <text:p text:style-name="P17">#include &lt;stdio.h&gt;</text:p>
      <text:p text:style-name="P17">#include &lt;stdlib.h&gt;</text:p>
      <text:p text:style-name="P17">#include "lista.h"</text:p>
      <text:p text:style-name="P17">#define MAX <text:s/>30</text:p>
      <text:p text:style-name="P17"/>
      <text:p text:style-name="P17">struct lista{</text:p>
      <text:p text:style-name="P17"/>
      <text:p text:style-name="P17">int no[MAX];</text:p>
      <text:p text:style-name="P17">int fim;</text:p>
      <text:p text:style-name="P17"/>
      <text:p text:style-name="P17">};</text:p>
      <text:p text:style-name="P17"/>
      <text:p text:style-name="P17">Lista cria_lista(){</text:p>
      <text:p text:style-name="P17"/>
      <text:p text:style-name="P17">Lista p;</text:p>
      <text:p text:style-name="P17"/>
      <text:p text:style-name="P17">p = (Lista) malloc(sizeof(struct lista));</text:p>
      <text:p text:style-name="P17"/>
      <text:p text:style-name="P17">if(p!=NULL){</text:p>
      <text:p text:style-name="P17">p-&gt;fim = 0;}</text:p>
      <text:p text:style-name="P17">return p;</text:p>
      <text:p text:style-name="P17">}</text:p>
      <text:p text:style-name="P17"/>
      <text:p text:style-name="P17">void print_lista(Lista lst){</text:p>
      <text:p text:style-name="P17"/>
      <text:p text:style-name="P17">int i;</text:p>
      <text:p text:style-name="P17"/>
      <text:p text:style-name="P17">printf("{");</text:p>
      <text:p text:style-name="P17"/>
      <text:p text:style-name="P17">for(i=0;i&lt;lst-&gt;fim;i++){</text:p>
      <text:p text:style-name="P17">printf(" %d ",lst-&gt;no[i]);</text:p>
      <text:p text:style-name="P17"/>
      <text:p text:style-name="P17">}</text:p>
      <text:p text:style-name="P17">printf("}");</text:p>
      <text:p text:style-name="P17">}</text:p>
      <text:p text:style-name="P17"/>
      <text:p text:style-name="P17">int lista_vazia(Lista lst){</text:p>
      <text:p text:style-name="P17"/>
      <text:p text:style-name="P17">if(lst-&gt;fim==0){</text:p>
      <text:p text:style-name="P17"/>
      <text:p text:style-name="P17"><text:tab/>return 1; //Lista vazia</text:p>
      <text:p text:style-name="P17">}</text:p>
      <text:p text:style-name="P17"/>
      <text:p text:style-name="P17">else{return 0; //Lista cheia</text:p>
      <text:p text:style-name="P17">}</text:p>
      <text:p text:style-name="P17"><text:soft-page-break/>}</text:p>
      <text:p text:style-name="P17"/>
      <text:p text:style-name="P17">int lista_cheia(Lista lst){</text:p>
      <text:p text:style-name="P17"/>
      <text:p text:style-name="P17">if(lst-&gt;fim==MAX){return 1; //Lista cheia</text:p>
      <text:p text:style-name="P17">}</text:p>
      <text:p text:style-name="P17">else{</text:p>
      <text:p text:style-name="P17"><text:tab/>return 0; //Lista vazia</text:p>
      <text:p text:style-name="P17">}</text:p>
      <text:p text:style-name="P17"/>
      <text:p text:style-name="P17">}</text:p>
      <text:p text:style-name="P17"/>
      <text:p text:style-name="P17">int insere_elem(Lista lst, int elem){</text:p>
      <text:p text:style-name="P17"/>
      <text:p text:style-name="P17">int i;</text:p>
      <text:p text:style-name="P17">if(lst==NULL||lista_cheia(lst)==1)</text:p>
      <text:p text:style-name="P17"><text:tab/>return 0;</text:p>
      <text:p text:style-name="P17"/>
      <text:p text:style-name="P17">if(lista_vazia(lst)==1) {lst-&gt;no[lst-&gt;fim] = elem; lst-&gt;fim++; return 1;}</text:p>
      <text:p text:style-name="P17">else{for (i = lst-&gt;fim; i &gt; 0; i--){</text:p>
      <text:p text:style-name="P17"/>
      <text:p text:style-name="P17">lst-&gt;no[i] = lst-&gt;no[i-1];</text:p>
      <text:p text:style-name="P17"/>
      <text:p text:style-name="P17">}</text:p>
      <text:p text:style-name="P17"/>
      <text:p text:style-name="P17">lst-&gt;no[0] = elem;</text:p>
      <text:p text:style-name="P17"/>
      <text:p text:style-name="P17">}</text:p>
      <text:p text:style-name="P17">lst-&gt;fim++;</text:p>
      <text:p text:style-name="P17">return 1;</text:p>
      <text:p text:style-name="P17">}</text:p>
      <text:p text:style-name="P17"/>
      <text:p text:style-name="P17">int remove_elem(Lista lst, int elem){</text:p>
      <text:p text:style-name="P17"/>
      <text:p text:style-name="P17">if (lst == NULL || lista_vazia(lst) == 1)</text:p>
      <text:p text:style-name="P17">return 0; </text:p>
      <text:p text:style-name="P17"/>
      <text:p text:style-name="P17">int i, Aux = 0;</text:p>
      <text:p text:style-name="P17"/>
      <text:p text:style-name="P17">while (Aux &lt; lst-&gt;Fim &amp;&amp; lst-&gt;no[Aux] != elem)</text:p>
      <text:p text:style-name="P17">Aux++;</text:p>
      <text:p text:style-name="P17"/>
      <text:p text:style-name="P17">if (Aux == lst-&gt;Fim) </text:p>
      <text:p text:style-name="P17">return 0; </text:p>
      <text:p text:style-name="P17"/>
      <text:p text:style-name="P17"/>
      <text:p text:style-name="P17">for (i = Aux+1; i &lt; lst-&gt;Fim; i++)</text:p>
      <text:p text:style-name="P17">lst-&gt;no[i-1] = lst-&gt;no[i];</text:p>
      <text:p text:style-name="P17">lst-&gt;Fim--; </text:p>
      <text:p text:style-name="P17"/>
      <text:p text:style-name="P17">return 1; </text:p>
      <text:p text:style-name="P17"/>
      <text:p text:style-name="P17">}</text:p>
      <text:p text:style-name="P17"/>
      <text:p text:style-name="P17">int remove_todos(Lista lst, int elem){</text:p>
      <text:p text:style-name="P17"/>
      <text:p text:style-name="P17">int aux=0, i, cont=0;</text:p>
      <text:p text:style-name="P17"/>
      <text:p text:style-name="P17"><text:soft-page-break/>if(lst==NULL||lista_vazia(lst)==1){</text:p>
      <text:p text:style-name="P17"><text:tab/>return 0;</text:p>
      <text:p text:style-name="P17">}</text:p>
      <text:p text:style-name="P17"/>
      <text:p text:style-name="P17">while(aux&lt;lst-&gt;fim){</text:p>
      <text:p text:style-name="P17"/>
      <text:p text:style-name="P17">if(lst-&gt;no[aux]==elem){</text:p>
      <text:p text:style-name="P17">cont++;</text:p>
      <text:p text:style-name="P17">for(i=aux+1;i&lt;lst-&gt;fim;i++){</text:p>
      <text:p text:style-name="P17"/>
      <text:p text:style-name="P17">lst-&gt;no[i-1] = lst-&gt;no[i];</text:p>
      <text:p text:style-name="P17">}</text:p>
      <text:p text:style-name="P17"/>
      <text:p text:style-name="P17">lst-&gt;fim--;}</text:p>
      <text:p text:style-name="P17"/>
      <text:p text:style-name="P17">if(lst-&gt;no[aux]!=elem){aux++;}</text:p>
      <text:p text:style-name="P17"/>
      <text:p text:style-name="P17">}</text:p>
      <text:p text:style-name="P17">if(cont==0){printf("O numero digitado nao se encontra na lista.\n");}</text:p>
      <text:p text:style-name="P17"/>
      <text:p text:style-name="P17">return 1;</text:p>
      <text:p text:style-name="P17"/>
      <text:p text:style-name="P17">}</text:p>
      <text:p text:style-name="P17"/>
      <text:p text:style-name="P17">Lista remove_impares(Lista lst){</text:p>
      <text:p text:style-name="P17"/>
      <text:p text:style-name="P17">int i,j;</text:p>
      <text:p text:style-name="P17">Lista aux;</text:p>
      <text:p text:style-name="P17"/>
      <text:p text:style-name="P17">if(lst==NULL||lista_vazia(lst)==1){</text:p>
      <text:p text:style-name="P17"><text:tab/>return 0;}</text:p>
      <text:p text:style-name="P17"/>
      <text:p text:style-name="P17">aux = cria_lista();</text:p>
      <text:p text:style-name="P17"/>
      <text:p text:style-name="P17">for(i=0;i&lt;lst-&gt;fim;i++){</text:p>
      <text:p text:style-name="P17">aux-&gt;no[i] = lst-&gt;no[i];</text:p>
      <text:p text:style-name="P17">}</text:p>
      <text:p text:style-name="P17">aux-&gt;fim = lst-&gt;fim;</text:p>
      <text:p text:style-name="P17"/>
      <text:p text:style-name="P17">for(i=0;i&lt;aux-&gt;fim+1;i++){</text:p>
      <text:p text:style-name="P17">if(aux-&gt;no[i-1]%2!=0){i = i-1;}</text:p>
      <text:p text:style-name="P17">if(aux-&gt;no[i]%2!=0){</text:p>
      <text:p text:style-name="P17"><text:tab/>for(j=i;j&lt;aux-&gt;fim;j++){</text:p>
      <text:p text:style-name="P17">aux-&gt;no[j]=aux-&gt;no[j+1];}</text:p>
      <text:p text:style-name="P17">aux-&gt;fim--;</text:p>
      <text:p text:style-name="P17">}</text:p>
      <text:p text:style-name="P17"/>
      <text:p text:style-name="P17">}</text:p>
      <text:p text:style-name="P17"/>
      <text:p text:style-name="P17">return aux;</text:p>
      <text:p text:style-name="P17">}</text:p>
      <text:p text:style-name="P17"/>
      <text:p text:style-name="P17">int menor(Lista lst){</text:p>
      <text:p text:style-name="P17"/>
      <text:p text:style-name="P17">int menor,i;</text:p>
      <text:p text:style-name="P17"/>
      <text:p text:style-name="P17">menor = lst-&gt;no[0];</text:p>
      <text:p text:style-name="P17">if(lista_vazia(lst)==1||lst==NULL){return NULL;}</text:p>
      <text:p text:style-name="P17"><text:soft-page-break/>for(i=1;i&lt;lst-&gt;fim;i++){</text:p>
      <text:p text:style-name="P17"/>
      <text:p text:style-name="P17">if(lst-&gt;no[i]&lt;menor){menor=lst-&gt;no[i];}}</text:p>
      <text:p text:style-name="P17">return menor;}</text:p>
      <text:p text:style-name="P17"/>
      <text:p text:style-name="P17">int tamanho(Lista lst){</text:p>
      <text:p text:style-name="P17"/>
      <text:p text:style-name="P17">return lst-&gt;fim;</text:p>
      <text:p text:style-name="P17"/>
      <text:p text:style-name="P17">}</text:p>
      <text:p text:style-name="P17"/>
      <text:p text:style-name="P17">Lista concatena(Lista lst, Lista lst2){</text:p>
      <text:p text:style-name="P17"/>
      <text:p text:style-name="P17">int i,j=0;</text:p>
      <text:p text:style-name="P17">Lista aux;</text:p>
      <text:p text:style-name="P17">aux = cria_lista();</text:p>
      <text:p text:style-name="P17"/>
      <text:p text:style-name="P17">if(lista_vazia(lst)==1){return lst2;}</text:p>
      <text:p text:style-name="P17">if(lista_vazia(lst2)==1){return lst;}</text:p>
      <text:p text:style-name="P17">if(lst-&gt;fim+lst2-&gt;fim&gt;30){printf("A lista concatenada eh maior do que o maximo suportado.\n");return NULL;}</text:p>
      <text:p text:style-name="P17"/>
      <text:p text:style-name="P17">for(i=0;i&lt;lst-&gt;fim;i++){</text:p>
      <text:p text:style-name="P17"><text:tab/>aux-&gt;no[i] = lst-&gt;no[i];</text:p>
      <text:p text:style-name="P17"><text:tab/>aux-&gt;fim++;</text:p>
      <text:p text:style-name="P17">}</text:p>
      <text:p text:style-name="P17"/>
      <text:p text:style-name="P17">for(i=lst-&gt;fim;i&lt;lst-&gt;fim+lst2-&gt;fim;i++){</text:p>
      <text:p text:style-name="P17"><text:tab/>aux-&gt;no[i] = lst2-&gt;no[j];</text:p>
      <text:p text:style-name="P17"><text:tab/>aux-&gt;fim++;</text:p>
      <text:p text:style-name="P17"><text:tab/>j++;</text:p>
      <text:p text:style-name="P17">}</text:p>
      <text:p text:style-name="P17"/>
      <text:p text:style-name="P17">return aux;</text:p>
      <text:p text:style-name="P17"/>
      <text:p text:style-name="P17">}</text:p>
      <text:p text:style-name="P9"/>
      <text:p text:style-name="P9"/>
      <text:p text:style-name="P5">- Arquivo-cabeçalho da TAD lista não ordenada estática/sequencial:</text:p>
      <text:p text:style-name="P4"/>
      <text:p text:style-name="P4"/>
      <text:p text:style-name="P16">typedef struct lista *Lista;</text:p>
      <text:p text:style-name="P16"/>
      <text:p text:style-name="P10">Lista cria_lista();</text:p>
      <text:p text:style-name="P10">int lista_vazia(Lista lst);</text:p>
      <text:p text:style-name="P10">int lista_cheia(Lista lst);</text:p>
      <text:p text:style-name="P10">int insere_elem(Lista lst, int elem);</text:p>
      <text:p text:style-name="P10">int remove_elem(Lista lst, int elem);</text:p>
      <text:p text:style-name="P10">int remove_todos(Lista lst, int elem);</text:p>
      <text:p text:style-name="P10">void print_lista(Lista lst);</text:p>
      <text:p text:style-name="P10">Lista remove_impares(Lista lst);</text:p>
      <text:p text:style-name="P10">int menor(Lista lst);</text:p>
      <text:p text:style-name="P10">int tamanho(Lista lst);</text:p>
      <text:p text:style-name="P10">Lista concatena(Lista lst, Lista lst2);</text:p>
      <text:p text:style-name="P10"/>
      <text:p text:style-name="P10"/>
      <text:p text:style-name="P10"/>
      <text:p text:style-name="P10"/>
      <text:p text:style-name="P6"><text:soft-page-break/>- Código-fonte da TAD lista ordenada estática/sequencial:</text:p>
      <text:p text:style-name="P6"/>
      <text:p text:style-name="P6"/>
      <text:p text:style-name="P11">#include &lt;stdio.h&gt;</text:p>
      <text:p text:style-name="P11">#include &lt;stdlib.h&gt;</text:p>
      <text:p text:style-name="P11">#include "listaord.h"</text:p>
      <text:p text:style-name="P11">#define MAX <text:s/>30</text:p>
      <text:p text:style-name="P11"/>
      <text:p text:style-name="P11">struct lista{</text:p>
      <text:p text:style-name="P11"/>
      <text:p text:style-name="P11">int no[MAX];</text:p>
      <text:p text:style-name="P11">int fim;</text:p>
      <text:p text:style-name="P11"/>
      <text:p text:style-name="P11">};</text:p>
      <text:p text:style-name="P11"/>
      <text:p text:style-name="P11">Lista cria_lista(){</text:p>
      <text:p text:style-name="P11"/>
      <text:p text:style-name="P11">Lista p;</text:p>
      <text:p text:style-name="P11"/>
      <text:p text:style-name="P11">p = (Lista) malloc(sizeof(struct lista));</text:p>
      <text:p text:style-name="P11"/>
      <text:p text:style-name="P11">if(p!=NULL){</text:p>
      <text:p text:style-name="P11">p-&gt;fim = 0;}</text:p>
      <text:p text:style-name="P11">return p;</text:p>
      <text:p text:style-name="P11">}</text:p>
      <text:p text:style-name="P11"/>
      <text:p text:style-name="P11">void print_lista(Lista lst){</text:p>
      <text:p text:style-name="P11"/>
      <text:p text:style-name="P11">int i;</text:p>
      <text:p text:style-name="P11"/>
      <text:p text:style-name="P11">printf("{");</text:p>
      <text:p text:style-name="P11"/>
      <text:p text:style-name="P11">for(i=0;i&lt;lst-&gt;fim;i++){</text:p>
      <text:p text:style-name="P11">printf(" %d ",lst-&gt;no[i]);</text:p>
      <text:p text:style-name="P11"/>
      <text:p text:style-name="P11">}</text:p>
      <text:p text:style-name="P11">printf("}");</text:p>
      <text:p text:style-name="P11">}</text:p>
      <text:p text:style-name="P11"/>
      <text:p text:style-name="P11">int lista_vazia(Lista lst){</text:p>
      <text:p text:style-name="P11"/>
      <text:p text:style-name="P11">if(lst-&gt;fim==0){</text:p>
      <text:p text:style-name="P11"/>
      <text:p text:style-name="P11"><text:tab/>return 1; //Lista vazia</text:p>
      <text:p text:style-name="P11">}</text:p>
      <text:p text:style-name="P11"/>
      <text:p text:style-name="P11">else{return 0; //Lista cheia</text:p>
      <text:p text:style-name="P11">}</text:p>
      <text:p text:style-name="P11">}</text:p>
      <text:p text:style-name="P11"/>
      <text:p text:style-name="P11">int lista_cheia(Lista lst){</text:p>
      <text:p text:style-name="P11"/>
      <text:p text:style-name="P11">if(lst-&gt;fim==MAX){return 1; //Lista cheia</text:p>
      <text:p text:style-name="P11">}</text:p>
      <text:p text:style-name="P11">else{</text:p>
      <text:p text:style-name="P11"><text:tab/>return 0; //Lista vazia</text:p>
      <text:p text:style-name="P11">}</text:p>
      <text:p text:style-name="P11"/>
      <text:p text:style-name="P11"><text:soft-page-break/>}</text:p>
      <text:p text:style-name="P11"/>
      <text:p text:style-name="P11">int insere_ord(Lista lst, int elem){</text:p>
      <text:p text:style-name="P11"/>
      <text:p text:style-name="P11"/>
      <text:p text:style-name="P11">if (lst == NULL || lista_cheia(lst) == 1)</text:p>
      <text:p text:style-name="P11">return 0; </text:p>
      <text:p text:style-name="P11"/>
      <text:p text:style-name="P11">if (lista_vazia(lst) == 1 || elem &gt;= lst-&gt;no[lst-&gt;fim-1]) {</text:p>
      <text:p text:style-name="P11">lst-&gt;no[lst-&gt;fim] = elem; </text:p>
      <text:p text:style-name="P11"/>
      <text:p text:style-name="P11">}</text:p>
      <text:p text:style-name="P11"/>
      <text:p text:style-name="P11">else {</text:p>
      <text:p text:style-name="P11">int i, </text:p>
      <text:p text:style-name="P11">aux= 0;</text:p>
      <text:p text:style-name="P11">while (elem &gt;= lst-&gt;no[aux]) </text:p>
      <text:p text:style-name="P11"/>
      <text:p text:style-name="P11">aux++;</text:p>
      <text:p text:style-name="P11">for (i = lst-&gt;fim; i &gt; aux; i--)</text:p>
      <text:p text:style-name="P11"/>
      <text:p text:style-name="P11">lst-&gt;no[i] = lst-&gt;no[i-1];</text:p>
      <text:p text:style-name="P11">lst-&gt;no[aux] = elem; </text:p>
      <text:p text:style-name="P11"/>
      <text:p text:style-name="P11">}</text:p>
      <text:p text:style-name="P11">lst-&gt;fim++; </text:p>
      <text:p text:style-name="P11"/>
      <text:p text:style-name="P11">return 1; <text:s/></text:p>
      <text:p text:style-name="P11"/>
      <text:p text:style-name="P11">}</text:p>
      <text:p text:style-name="P11"/>
      <text:p text:style-name="P11">int remove_ord(Lista lst, int elem){</text:p>
      <text:p text:style-name="P11"/>
      <text:p text:style-name="P11">if (lst == NULL || lista_vazia(lst) == 1 || elem &lt; lst-&gt;no[0] || elem &gt; lst-&gt;no[lst-&gt;fim-1])</text:p>
      <text:p text:style-name="P11">return 0; </text:p>
      <text:p text:style-name="P11"/>
      <text:p text:style-name="P11">int i, Aux = 0;</text:p>
      <text:p text:style-name="P11"/>
      <text:p text:style-name="P11">while(Aux &lt; lst-&gt;fim &amp;&amp; lst-&gt;no[Aux] &lt; elem)</text:p>
      <text:p text:style-name="P11">Aux++;</text:p>
      <text:p text:style-name="P11"/>
      <text:p text:style-name="P11">if (Aux == lst-&gt;fim || lst-&gt;no[Aux] &gt; elem) </text:p>
      <text:p text:style-name="P11">return 0; </text:p>
      <text:p text:style-name="P11"/>
      <text:p text:style-name="P11"/>
      <text:p text:style-name="P11">for (i = Aux+1; i &lt; lst-&gt;fim; i++)</text:p>
      <text:p text:style-name="P11">lst-&gt;no[i-1] = lst-&gt;no[i];</text:p>
      <text:p text:style-name="P11">lst-&gt;fim--; </text:p>
      <text:p text:style-name="P11"/>
      <text:p text:style-name="P11">return 1; </text:p>
      <text:p text:style-name="P11">}</text:p>
      <text:p text:style-name="P11"/>
      <text:p text:style-name="P11">Lista intercala(Lista lst, Lista lst2){</text:p>
      <text:p text:style-name="P11"/>
      <text:p text:style-name="P11">Lista lst3;</text:p>
      <text:p text:style-name="P11">lst3 = cria_lista();</text:p>
      <text:p text:style-name="P11">int i;</text:p>
      <text:p text:style-name="P11"><text:soft-page-break/></text:p>
      <text:p text:style-name="P11">for(i=0;i&lt;lst-&gt;fim;i++){</text:p>
      <text:p text:style-name="P11">insere_ord(lst3,lst-&gt;no[i]);</text:p>
      <text:p text:style-name="P11">}</text:p>
      <text:p text:style-name="P11">for(i=0;i&lt;lst2-&gt;fim;i++){</text:p>
      <text:p text:style-name="P11">insere_ord(lst3,lst2-&gt;no[i]);</text:p>
      <text:p text:style-name="P11">}</text:p>
      <text:p text:style-name="P11">return lst3;</text:p>
      <text:p text:style-name="P11">}</text:p>
      <text:p text:style-name="P11"/>
      <text:p text:style-name="P11">Lista remove_pares(Lista lst){</text:p>
      <text:p text:style-name="P11"/>
      <text:p text:style-name="P11">int i,j;</text:p>
      <text:p text:style-name="P11">Lista aux;</text:p>
      <text:p text:style-name="P11"/>
      <text:p text:style-name="P11">if(lst==NULL||lista_vazia(lst)==1){</text:p>
      <text:p text:style-name="P11"><text:tab/>return lst;}</text:p>
      <text:p text:style-name="P11"/>
      <text:p text:style-name="P11">aux = cria_lista();</text:p>
      <text:p text:style-name="P11"/>
      <text:p text:style-name="P11">for(i=0;i&lt;lst-&gt;fim;i++){</text:p>
      <text:p text:style-name="P11">aux-&gt;no[i] = lst-&gt;no[i];</text:p>
      <text:p text:style-name="P11">}</text:p>
      <text:p text:style-name="P11">aux-&gt;fim = lst-&gt;fim;</text:p>
      <text:p text:style-name="P11"/>
      <text:p text:style-name="P11">for(i=0;i&lt;aux-&gt;fim+1;i++){</text:p>
      <text:p text:style-name="P11">if(aux-&gt;no[i-1]%2==0 &amp;&amp; i!=0){i = i-1;}</text:p>
      <text:p text:style-name="P11">if(aux-&gt;no[i]%2==0){</text:p>
      <text:p text:style-name="P11">remove_ord(aux,aux-&gt;no[i]);</text:p>
      <text:p text:style-name="P11">}</text:p>
      <text:p text:style-name="P11"/>
      <text:p text:style-name="P11">}</text:p>
      <text:p text:style-name="P11"/>
      <text:p text:style-name="P11">return aux;</text:p>
      <text:p text:style-name="P11">}</text:p>
      <text:p text:style-name="P11"/>
      <text:p text:style-name="P11">int maior(Lista lst){</text:p>
      <text:p text:style-name="P11"/>
      <text:p text:style-name="P11">int maior,i;</text:p>
      <text:p text:style-name="P11"/>
      <text:p text:style-name="P11">maior = lst-&gt;no[0];</text:p>
      <text:p text:style-name="P11">if(lista_vazia(lst)==1||lst==NULL){return NULL;}</text:p>
      <text:p text:style-name="P11">for(i=1;i&lt;lst-&gt;fim;i++){</text:p>
      <text:p text:style-name="P11"/>
      <text:p text:style-name="P11">if(lst-&gt;no[i]&gt;maior){maior=lst-&gt;no[i];}}</text:p>
      <text:p text:style-name="P11">return maior;}</text:p>
      <text:p text:style-name="P11"/>
      <text:p text:style-name="P11">int tamanho(Lista lst){</text:p>
      <text:p text:style-name="P11"/>
      <text:p text:style-name="P11">return lst-&gt;fim;</text:p>
      <text:p text:style-name="P11"/>
      <text:p text:style-name="P11">}</text:p>
      <text:p text:style-name="P11"/>
      <text:p text:style-name="P11">int iguais(Lista lst, Lista lst2){</text:p>
      <text:p text:style-name="P11"/>
      <text:p text:style-name="P11">int i;</text:p>
      <text:p text:style-name="P11"/>
      <text:p text:style-name="P11">if(lst-&gt;fim == lst2-&gt;fim){</text:p>
      <text:p text:style-name="P11"><text:soft-page-break/></text:p>
      <text:p text:style-name="P11">for(i=0;i&lt;lst-&gt;fim+1;i++){</text:p>
      <text:p text:style-name="P11"/>
      <text:p text:style-name="P11">if(lst-&gt;no[i]!=lst2-&gt;no[i]){break;}</text:p>
      <text:p text:style-name="P11"/>
      <text:p text:style-name="P11">}</text:p>
      <text:p text:style-name="P11">if(i!=lst-&gt;fim){return 0;}</text:p>
      <text:p text:style-name="P11">else{return 1;}</text:p>
      <text:p text:style-name="P11">}</text:p>
      <text:p text:style-name="P11">else{return 0;}</text:p>
      <text:p text:style-name="P11">}</text:p>
      <text:p text:style-name="P11"/>
      <text:p text:style-name="P11"/>
      <text:p text:style-name="P6">- Arquivo-cabeçalho da TAD lista ordenada estática/sequencial:</text:p>
      <text:p text:style-name="P6"/>
      <text:p text:style-name="P6"/>
      <text:p text:style-name="P12">typedef struct lista *Lista;</text:p>
      <text:p text:style-name="P12"/>
      <text:p text:style-name="P12">Lista cria_lista();</text:p>
      <text:p text:style-name="P12">int lista_vazia(Lista lst);</text:p>
      <text:p text:style-name="P12">int lista_cheia(Lista lst);</text:p>
      <text:p text:style-name="P12">int insere_ord(Lista lst, int elem);</text:p>
      <text:p text:style-name="P12">int remove_ord(Lista lst, int elem);</text:p>
      <text:p text:style-name="P12">void print_lista(Lista lst);</text:p>
      <text:p text:style-name="P12">Lista remove_pares(Lista lst);</text:p>
      <text:p text:style-name="P12">Lista intercala(Lista lst, Lista lst2);</text:p>
      <text:p text:style-name="P12">int maior(Lista lst);</text:p>
      <text:p text:style-name="P12">int tamanho(Lista lst);</text:p>
      <text:p text:style-name="P12">int iguais(Lista lst, Lista lst2);</text:p>
      <text:p text:style-name="P12"/>
      <text:p text:style-name="P12"/>
      <text:p text:style-name="P6">- Código-fonte da TAD lista <text:span text:style-name="T2">não </text:span>ordenada <text:span text:style-name="T2">dinâmica/encadeada (SEM cabeçalho)</text:span>:</text:p>
      <text:p text:style-name="P6"/>
      <text:p text:style-name="P6"/>
      <text:p text:style-name="P12">#include &lt;stdio.h&gt;</text:p>
      <text:p text:style-name="P12">#include &lt;stdlib.h&gt;</text:p>
      <text:p text:style-name="P12">#include "listadin.h"</text:p>
      <text:p text:style-name="P12"/>
      <text:p text:style-name="P12">struct no{</text:p>
      <text:p text:style-name="P12"/>
      <text:p text:style-name="P12">int info;</text:p>
      <text:p text:style-name="P12">struct no * prox;</text:p>
      <text:p text:style-name="P12"/>
      <text:p text:style-name="P12">};</text:p>
      <text:p text:style-name="P12"/>
      <text:p text:style-name="P12">Lista cria_lista() {</text:p>
      <text:p text:style-name="P12">return NULL;</text:p>
      <text:p text:style-name="P12">}</text:p>
      <text:p text:style-name="P12"/>
      <text:p text:style-name="P12">int lista_vazia(Lista lst) {</text:p>
      <text:p text:style-name="P12"/>
      <text:p text:style-name="P12">if (lst == NULL)</text:p>
      <text:p text:style-name="P12">return 1; </text:p>
      <text:p text:style-name="P12">// Lista vazia</text:p>
      <text:p text:style-name="P12">else</text:p>
      <text:p text:style-name="P12">return 0; </text:p>
      <text:p text:style-name="P12">// Lista NÃO vazia</text:p>
      <text:p text:style-name="P12"><text:soft-page-break/></text:p>
      <text:p text:style-name="P12">}</text:p>
      <text:p text:style-name="P12"/>
      <text:p text:style-name="P12">void print_lista(Lista lst){</text:p>
      <text:p text:style-name="P12"/>
      <text:p text:style-name="P12">Lista aux;</text:p>
      <text:p text:style-name="P12">aux = lst;</text:p>
      <text:p text:style-name="P12">printf("{");</text:p>
      <text:p text:style-name="P12">while(aux!=NULL){</text:p>
      <text:p text:style-name="P12">printf(" %d ",aux-&gt;info);</text:p>
      <text:p text:style-name="P12">aux = aux-&gt;prox;</text:p>
      <text:p text:style-name="P12"/>
      <text:p text:style-name="P12">}</text:p>
      <text:p text:style-name="P12">printf("}");</text:p>
      <text:p text:style-name="P12"/>
      <text:p text:style-name="P12">}</text:p>
      <text:p text:style-name="P12"/>
      <text:p text:style-name="P12">int insere_elem(Lista *lst, int elem) {</text:p>
      <text:p text:style-name="P12"/>
      <text:p text:style-name="P12"/>
      <text:p text:style-name="P12">Lista N = (Lista) malloc(sizeof(struct no));</text:p>
      <text:p text:style-name="P12">if (N == NULL) { return 0; } </text:p>
      <text:p text:style-name="P12"/>
      <text:p text:style-name="P12">N-&gt;info = elem; </text:p>
      <text:p text:style-name="P12"/>
      <text:p text:style-name="P12">N-&gt;prox = *lst; </text:p>
      <text:p text:style-name="P12"/>
      <text:p text:style-name="P12">*lst = N; </text:p>
      <text:p text:style-name="P12"/>
      <text:p text:style-name="P12">return 1;</text:p>
      <text:p text:style-name="P12"/>
      <text:p text:style-name="P12">}</text:p>
      <text:p text:style-name="P12"/>
      <text:p text:style-name="P12">int remove_elem (Lista *lst, int elem) {</text:p>
      <text:p text:style-name="P12"/>
      <text:p text:style-name="P12">if (lista_vazia(*lst) == 1)</text:p>
      <text:p text:style-name="P12">return 0; </text:p>
      <text:p text:style-name="P12"/>
      <text:p text:style-name="P12">Lista aux = *lst; </text:p>
      <text:p text:style-name="P12"/>
      <text:p text:style-name="P12">if (elem == (*lst)-&gt;info) </text:p>
      <text:p text:style-name="P12">{</text:p>
      <text:p text:style-name="P12">*lst = aux-&gt;prox; </text:p>
      <text:p text:style-name="P12"/>
      <text:p text:style-name="P12">free(aux); </text:p>
      <text:p text:style-name="P12"/>
      <text:p text:style-name="P12">return 1; </text:p>
      <text:p text:style-name="P12">}</text:p>
      <text:p text:style-name="P12"/>
      <text:p text:style-name="P12">while (aux-&gt;prox != NULL &amp;&amp; aux-&gt;prox-&gt;info != elem)</text:p>
      <text:p text:style-name="P12">aux = aux-&gt;prox;</text:p>
      <text:p text:style-name="P12">if (aux-&gt;prox == NULL) </text:p>
      <text:p text:style-name="P12"/>
      <text:p text:style-name="P12">return 0; </text:p>
      <text:p text:style-name="P12"/>
      <text:p text:style-name="P12">Lista aux2 = aux-&gt;prox; </text:p>
      <text:p text:style-name="P12"/>
      <text:p text:style-name="P12">aux-&gt;prox = aux2-&gt;prox; </text:p>
      <text:p text:style-name="P12"><text:soft-page-break/></text:p>
      <text:p text:style-name="P12">free(aux2); </text:p>
      <text:p text:style-name="P12"/>
      <text:p text:style-name="P12">return 1;</text:p>
      <text:p text:style-name="P12">}</text:p>
      <text:p text:style-name="P12"/>
      <text:p text:style-name="P12">int remove_todos (Lista *lst, int elem){</text:p>
      <text:p text:style-name="P12"/>
      <text:p text:style-name="P12">if (lista_vazia(*lst) == 1)</text:p>
      <text:p text:style-name="P12">return 0; </text:p>
      <text:p text:style-name="P12"/>
      <text:p text:style-name="P12">while (elem == (*lst)-&gt;info) </text:p>
      <text:p text:style-name="P12">{</text:p>
      <text:p text:style-name="P12">Lista aux = *lst; </text:p>
      <text:p text:style-name="P12"/>
      <text:p text:style-name="P12">if(aux-&gt;prox==NULL){*lst=NULL;break;}</text:p>
      <text:p text:style-name="P12">*lst = aux-&gt;prox;</text:p>
      <text:p text:style-name="P12"/>
      <text:p text:style-name="P12">free(aux); </text:p>
      <text:p text:style-name="P12"/>
      <text:p text:style-name="P12">}</text:p>
      <text:p text:style-name="P12"/>
      <text:p text:style-name="P12">if (lista_vazia(*lst) == 1)</text:p>
      <text:p text:style-name="P12">return 0;</text:p>
      <text:p text:style-name="P12"/>
      <text:p text:style-name="P12">Lista aux3 = *lst; </text:p>
      <text:p text:style-name="P12">while (aux3-&gt;prox != NULL){</text:p>
      <text:p text:style-name="P12"/>
      <text:p text:style-name="P12">if(aux3-&gt;prox-&gt;info==elem){</text:p>
      <text:p text:style-name="P12">Lista aux2 = aux3-&gt;prox; </text:p>
      <text:p text:style-name="P12"/>
      <text:p text:style-name="P12">if(aux2-&gt;prox!=NULL){aux3-&gt;prox = aux2-&gt;prox;}</text:p>
      <text:p text:style-name="P12">if(aux2-&gt;prox==NULL){aux3-&gt;prox=NULL;free(aux2);break;}</text:p>
      <text:p text:style-name="P12"/>
      <text:p text:style-name="P12">free(aux2);}</text:p>
      <text:p text:style-name="P12">if(aux3-&gt;prox-&gt;info!=elem) {aux3 = aux3-&gt;prox;}</text:p>
      <text:p text:style-name="P12">}</text:p>
      <text:p text:style-name="P12">return 1;</text:p>
      <text:p text:style-name="P12">}</text:p>
      <text:p text:style-name="P12"/>
      <text:p text:style-name="P12">int insere_final(Lista *lst, int elem){</text:p>
      <text:p text:style-name="P12"/>
      <text:p text:style-name="P12">Lista aux = *lst;</text:p>
      <text:p text:style-name="P12">Lista N = (Lista) malloc(sizeof(struct no));</text:p>
      <text:p text:style-name="P12">if (N == NULL) { return 0; }</text:p>
      <text:p text:style-name="P12"/>
      <text:p text:style-name="P12">if(lista_vazia(*lst)==1) {insere_elem(&amp;(*lst),elem); return 1;}</text:p>
      <text:p text:style-name="P12"/>
      <text:p text:style-name="P12">while (aux-&gt;prox != NULL)</text:p>
      <text:p text:style-name="P12">aux = aux-&gt;prox;</text:p>
      <text:p text:style-name="P12"/>
      <text:p text:style-name="P12">N-&gt;info = elem;</text:p>
      <text:p text:style-name="P12">N-&gt;prox = aux-&gt;prox;</text:p>
      <text:p text:style-name="P12">aux-&gt;prox = N;</text:p>
      <text:p text:style-name="P12"/>
      <text:p text:style-name="P12">return 1;</text:p>
      <text:p text:style-name="P12">}</text:p>
      <text:p text:style-name="P12"/>
      <text:p text:style-name="P12"><text:soft-page-break/>int remove_pares(Lista *lst){</text:p>
      <text:p text:style-name="P12"/>
      <text:p text:style-name="P12">if(lista_vazia(*lst)==1){</text:p>
      <text:p text:style-name="P12">return NULL;</text:p>
      <text:p text:style-name="P12">}</text:p>
      <text:p text:style-name="P12"/>
      <text:p text:style-name="P12">Lista aux2 = *lst;</text:p>
      <text:p text:style-name="P12">while (aux2 != NULL){</text:p>
      <text:p text:style-name="P12"/>
      <text:p text:style-name="P12"/>
      <text:p text:style-name="P12">if(aux2-&gt;info%2==0){remove_elem(&amp;(*lst),aux2-&gt;info);}</text:p>
      <text:p text:style-name="P12">aux2 = aux2-&gt;prox;</text:p>
      <text:p text:style-name="P12"/>
      <text:p text:style-name="P12"/>
      <text:p text:style-name="P12">}</text:p>
      <text:p text:style-name="P12">return 1;</text:p>
      <text:p text:style-name="P12">}</text:p>
      <text:p text:style-name="P12"/>
      <text:p text:style-name="P12">int maior(Lista lst){</text:p>
      <text:p text:style-name="P12"/>
      <text:p text:style-name="P12">if(lista_vazia(lst)==1) return NULL;</text:p>
      <text:p text:style-name="P12"/>
      <text:p text:style-name="P12">Lista aux = lst;</text:p>
      <text:p text:style-name="P12">int maior;</text:p>
      <text:p text:style-name="P12"/>
      <text:p text:style-name="P12">maior = lst-&gt;info;</text:p>
      <text:p text:style-name="P12">while (aux-&gt;prox != NULL){</text:p>
      <text:p text:style-name="P12"/>
      <text:p text:style-name="P12">aux = aux-&gt;prox;</text:p>
      <text:p text:style-name="P12">if(aux-&gt;info&gt;=maior) maior = aux-&gt;info;</text:p>
      <text:p text:style-name="P12"/>
      <text:p text:style-name="P12">}</text:p>
      <text:p text:style-name="P12"/>
      <text:p text:style-name="P12">return maior;</text:p>
      <text:p text:style-name="P12"/>
      <text:p text:style-name="P12">}</text:p>
      <text:p text:style-name="P12"/>
      <text:p text:style-name="P12">int tamanho(Lista lst){</text:p>
      <text:p text:style-name="P12"/>
      <text:p text:style-name="P12">if(lista_vazia(lst)==1) return NULL;</text:p>
      <text:p text:style-name="P12"/>
      <text:p text:style-name="P12">int cont = 1;</text:p>
      <text:p text:style-name="P12">Lista aux = lst;</text:p>
      <text:p text:style-name="P12"/>
      <text:p text:style-name="P12">while (aux-&gt;prox != NULL){</text:p>
      <text:p text:style-name="P12">cont++;</text:p>
      <text:p text:style-name="P12">aux = aux-&gt;prox;</text:p>
      <text:p text:style-name="P12">}</text:p>
      <text:p text:style-name="P12"/>
      <text:p text:style-name="P12">return cont;</text:p>
      <text:p text:style-name="P12"/>
      <text:p text:style-name="P12">}</text:p>
      <text:p text:style-name="P12"/>
      <text:p text:style-name="P12">Lista concatena(Lista lst, Lista lst2){</text:p>
      <text:p text:style-name="P12"/>
      <text:p text:style-name="P12">Lista lst3;</text:p>
      <text:p text:style-name="P12">lst3 = cria_lista();</text:p>
      <text:p text:style-name="P12">int elem;</text:p>
      <text:p text:style-name="P12"><text:soft-page-break/></text:p>
      <text:p text:style-name="P12">while (lst != NULL){</text:p>
      <text:p text:style-name="P12">elem = lst-&gt;info;</text:p>
      <text:p text:style-name="P12">insere_final(&amp;lst3,elem);</text:p>
      <text:p text:style-name="P12">lst = lst-&gt;prox;</text:p>
      <text:p text:style-name="P12"/>
      <text:p text:style-name="P12">}</text:p>
      <text:p text:style-name="P12"/>
      <text:p text:style-name="P12">while (lst2 != NULL){</text:p>
      <text:p text:style-name="P12">elem = lst2-&gt;info;</text:p>
      <text:p text:style-name="P12">insere_final(&amp;lst3,elem);</text:p>
      <text:p text:style-name="P12">lst2 = lst2-&gt;prox;</text:p>
      <text:p text:style-name="P12"/>
      <text:p text:style-name="P12">}</text:p>
      <text:p text:style-name="P12"/>
      <text:p text:style-name="P12">return lst3;</text:p>
      <text:p text:style-name="P12"/>
      <text:p text:style-name="P12">}</text:p>
      <text:p text:style-name="P12"/>
      <text:p text:style-name="P12"/>
      <text:p text:style-name="P6">- Arquivo-cabeçalho da TAD lista <text:span text:style-name="T2">não </text:span>ordenada <text:span text:style-name="T2">dinâmica/encadeada (SEM cabeçalho)</text:span>:</text:p>
      <text:p text:style-name="P6"/>
      <text:p text:style-name="P6"/>
      <text:p text:style-name="P12">typedef struct no *Lista;</text:p>
      <text:p text:style-name="P12"/>
      <text:p text:style-name="P12">Lista cria_lista();</text:p>
      <text:p text:style-name="P12">int lista_vazia(Lista lst);</text:p>
      <text:p text:style-name="P12">void print_lista(Lista lst);</text:p>
      <text:p text:style-name="P12">int insere_elem(Lista *lst, int elem);</text:p>
      <text:p text:style-name="P12">int remove_elem (Lista *lst, int elem);</text:p>
      <text:p text:style-name="P12">int remove_todos (Lista *lst, int elem);</text:p>
      <text:p text:style-name="P12">int insere_final(Lista *lst, int elem);</text:p>
      <text:p text:style-name="P12">int remove_pares(Lista *lst);</text:p>
      <text:p text:style-name="P12">int maior(Lista lst);</text:p>
      <text:p text:style-name="P12">int tamanho(Lista lst);</text:p>
      <text:p text:style-name="P12">Lista concatena(Lista lst, Lista lst2);</text:p>
      <text:p text:style-name="P12"/>
      <text:p text:style-name="P12"/>
      <text:p text:style-name="P6">- Código-fonte da TAD lista<text:span text:style-name="T2"> </text:span>ordenada <text:span text:style-name="T2">dinâmica/encadeada (SEM cabeçalho)</text:span>:</text:p>
      <text:p text:style-name="P6"/>
      <text:p text:style-name="P12"/>
      <text:p text:style-name="P12">#include &lt;stdio.h&gt;</text:p>
      <text:p text:style-name="P12">#include &lt;stdlib.h&gt;</text:p>
      <text:p text:style-name="P12">#include "listadinord.h"</text:p>
      <text:p text:style-name="P12"/>
      <text:p text:style-name="P12">struct no{</text:p>
      <text:p text:style-name="P12"/>
      <text:p text:style-name="P12">int info;</text:p>
      <text:p text:style-name="P12">struct no * prox;</text:p>
      <text:p text:style-name="P12"/>
      <text:p text:style-name="P12">};</text:p>
      <text:p text:style-name="P12"/>
      <text:p text:style-name="P12">Lista cria_lista() {</text:p>
      <text:p text:style-name="P12">return NULL;</text:p>
      <text:p text:style-name="P12">}</text:p>
      <text:p text:style-name="P12"/>
      <text:p text:style-name="P12"><text:soft-page-break/>int lista_vazia(Lista lst) {</text:p>
      <text:p text:style-name="P12"/>
      <text:p text:style-name="P12">if (lst == NULL)</text:p>
      <text:p text:style-name="P12">return 1; </text:p>
      <text:p text:style-name="P12">// Lista vazia</text:p>
      <text:p text:style-name="P12">else</text:p>
      <text:p text:style-name="P12">return 0; </text:p>
      <text:p text:style-name="P12">// Lista NÃO vazia</text:p>
      <text:p text:style-name="P12"/>
      <text:p text:style-name="P12">}</text:p>
      <text:p text:style-name="P12"/>
      <text:p text:style-name="P12">void print_lista(Lista lst){</text:p>
      <text:p text:style-name="P12"/>
      <text:p text:style-name="P12">Lista aux;</text:p>
      <text:p text:style-name="P12">aux = lst;</text:p>
      <text:p text:style-name="P12">printf("{");</text:p>
      <text:p text:style-name="P12">while(aux!=NULL){</text:p>
      <text:p text:style-name="P12">printf(" %d ",aux-&gt;info);</text:p>
      <text:p text:style-name="P12">aux = aux-&gt;prox;</text:p>
      <text:p text:style-name="P12"/>
      <text:p text:style-name="P12">}</text:p>
      <text:p text:style-name="P12">printf("}");</text:p>
      <text:p text:style-name="P12"/>
      <text:p text:style-name="P12">}</text:p>
      <text:p text:style-name="P12"/>
      <text:p text:style-name="P12">int insere_ord(Lista *lst, int elem) {</text:p>
      <text:p text:style-name="P12"/>
      <text:p text:style-name="P12">// Aloca um novo nó</text:p>
      <text:p text:style-name="P12">Lista N = (Lista) malloc(sizeof(struct no));</text:p>
      <text:p text:style-name="P12">if (N == NULL) { return 0; } </text:p>
      <text:p text:style-name="P12">// Falha: nó não alocado</text:p>
      <text:p text:style-name="P12">N-&gt;info = elem; </text:p>
      <text:p text:style-name="P12">// Insere o conteúdo (valor do elem)</text:p>
      <text:p text:style-name="P12">if (lista_vazia(*lst) || elem &lt;= (*lst)-&gt;info) {</text:p>
      <text:p text:style-name="P12">N-&gt;prox = *lst; </text:p>
      <text:p text:style-name="P12">// Aponta para o primeiro nó atual da lista</text:p>
      <text:p text:style-name="P12">*lst = N; </text:p>
      <text:p text:style-name="P12">// Faz a lista apontar para o novo nó</text:p>
      <text:p text:style-name="P12">return 1; <text:s/></text:p>
      <text:p text:style-name="P12">}</text:p>
      <text:p text:style-name="P12"/>
      <text:p text:style-name="P12">// Percorrimento da lista (elem &gt; primeiro nó da lista)</text:p>
      <text:p text:style-name="P12">Lista aux = *lst; </text:p>
      <text:p text:style-name="P12">// Faz aux apontar para primeiro nó</text:p>
      <text:p text:style-name="P12">while (aux-&gt;prox != NULL &amp;&amp; aux-&gt;prox-&gt;info &lt; elem)</text:p>
      <text:p text:style-name="P12">aux = aux-&gt;prox; </text:p>
      <text:p text:style-name="P12">// Avança</text:p>
      <text:p text:style-name="P12">// Insere o novo elemento na lista</text:p>
      <text:p text:style-name="P12">N-&gt;prox = aux-&gt;prox;</text:p>
      <text:p text:style-name="P12">aux-&gt;prox = N;</text:p>
      <text:p text:style-name="P12">return 1; <text:s/></text:p>
      <text:p text:style-name="P12"/>
      <text:p text:style-name="P12">}</text:p>
      <text:p text:style-name="P12"/>
      <text:p text:style-name="P12">int remove_ord (Lista *lst, int elem) {</text:p>
      <text:p text:style-name="P12"/>
      <text:p text:style-name="P12">if (lista_vazia(*lst) == 1 || elem &lt; (*lst)-&gt;info)</text:p>
      <text:p text:style-name="P12">return 0; </text:p>
      <text:p text:style-name="P12"><text:soft-page-break/>// Falha</text:p>
      <text:p text:style-name="P12">Lista aux = *lst; </text:p>
      <text:p text:style-name="P12">// Ponteiro auxiliar para o primeiro nó</text:p>
      <text:p text:style-name="P12">if (elem == (*lst)-&gt;info) </text:p>
      <text:p text:style-name="P12">{</text:p>
      <text:p text:style-name="P12">// Remove elemento primeiro nó da lista</text:p>
      <text:p text:style-name="P12">*lst = aux-&gt;prox; </text:p>
      <text:p text:style-name="P12">// Lista aponta para o segundo nó</text:p>
      <text:p text:style-name="P12">free(aux); </text:p>
      <text:p text:style-name="P12">// Libera memória alocada</text:p>
      <text:p text:style-name="P12">return 1; </text:p>
      <text:p text:style-name="P12">}</text:p>
      <text:p text:style-name="P12">// Percorrimento até final de lista ou achar elem ou nó maior</text:p>
      <text:p text:style-name="P12">while (aux-&gt;prox != NULL &amp;&amp; aux-&gt;prox-&gt;info &lt; elem)</text:p>
      <text:p text:style-name="P12">aux = aux-&gt;prox;</text:p>
      <text:p text:style-name="P12">if (aux-&gt;prox == NULL || aux-&gt;prox-&gt;info &gt; elem)</text:p>
      <text:p text:style-name="P12">return 0; </text:p>
      <text:p text:style-name="P12">// Falha</text:p>
      <text:p text:style-name="P12">// Remove elemento (após o primeiro nó da lista)</text:p>
      <text:p text:style-name="P12">Lista aux2 = aux-&gt;prox; </text:p>
      <text:p text:style-name="P12">// Aponta nó a ser removido</text:p>
      <text:p text:style-name="P12">aux-&gt;prox = aux2-&gt;prox; </text:p>
      <text:p text:style-name="P12">// Retira nó da lista</text:p>
      <text:p text:style-name="P12">free(aux2); </text:p>
      <text:p text:style-name="P12">// Libera memória alocada</text:p>
      <text:p text:style-name="P12">return 1;</text:p>
      <text:p text:style-name="P12">}</text:p>
      <text:p text:style-name="P12"/>
      <text:p text:style-name="P12">Lista intercala_ord(Lista lst1, Lista lst2){</text:p>
      <text:p text:style-name="P12"/>
      <text:p text:style-name="P12">Lista lst3;</text:p>
      <text:p text:style-name="P12">lst3 = cria_lista();</text:p>
      <text:p text:style-name="P12">int elem;</text:p>
      <text:p text:style-name="P12"/>
      <text:p text:style-name="P12">while (lst1 != NULL){</text:p>
      <text:p text:style-name="P12">elem = lst1-&gt;info;</text:p>
      <text:p text:style-name="P12">insere_ord(&amp;lst3,elem);</text:p>
      <text:p text:style-name="P12">lst1 = lst1-&gt;prox;</text:p>
      <text:p text:style-name="P12"/>
      <text:p text:style-name="P12">}</text:p>
      <text:p text:style-name="P12"/>
      <text:p text:style-name="P12">while (lst2 != NULL){</text:p>
      <text:p text:style-name="P12">elem = lst2-&gt;info;</text:p>
      <text:p text:style-name="P12">insere_ord(&amp;lst3,elem);</text:p>
      <text:p text:style-name="P12">lst2 = lst2-&gt;prox;</text:p>
      <text:p text:style-name="P12"/>
      <text:p text:style-name="P12">}</text:p>
      <text:p text:style-name="P12"/>
      <text:p text:style-name="P12">return lst3;</text:p>
      <text:p text:style-name="P12">}</text:p>
      <text:p text:style-name="P12"/>
      <text:p text:style-name="P12">int remove_impares(Lista *lst){</text:p>
      <text:p text:style-name="P12"/>
      <text:p text:style-name="P12">if(lista_vazia(*lst)==1){</text:p>
      <text:p text:style-name="P12">return NULL;</text:p>
      <text:p text:style-name="P12">}</text:p>
      <text:p text:style-name="P12"/>
      <text:p text:style-name="P12"/>
      <text:p text:style-name="P12"><text:soft-page-break/>Lista aux2 = *lst;</text:p>
      <text:p text:style-name="P12">while (aux2 != NULL){</text:p>
      <text:p text:style-name="P12"/>
      <text:p text:style-name="P12"/>
      <text:p text:style-name="P12">if(aux2-&gt;info%2!=0){remove_ord(&amp;(*lst),aux2-&gt;info);}</text:p>
      <text:p text:style-name="P12">aux2 = aux2-&gt;prox;</text:p>
      <text:p text:style-name="P12"/>
      <text:p text:style-name="P12">}</text:p>
      <text:p text:style-name="P12">return 1;</text:p>
      <text:p text:style-name="P12">}</text:p>
      <text:p text:style-name="P12"/>
      <text:p text:style-name="P12">int menor(Lista lst){</text:p>
      <text:p text:style-name="P12"/>
      <text:p text:style-name="P12">if(lista_vazia(lst)==1) return NULL;</text:p>
      <text:p text:style-name="P12"/>
      <text:p text:style-name="P12">return lst-&gt;info;</text:p>
      <text:p text:style-name="P12"/>
      <text:p text:style-name="P12">}</text:p>
      <text:p text:style-name="P12"/>
      <text:p text:style-name="P12">int tamanho(Lista lst){</text:p>
      <text:p text:style-name="P12"/>
      <text:p text:style-name="P12">if(lista_vazia(lst)==1) return NULL;</text:p>
      <text:p text:style-name="P12"/>
      <text:p text:style-name="P12">int cont = 1;</text:p>
      <text:p text:style-name="P12">Lista aux = lst;</text:p>
      <text:p text:style-name="P12"/>
      <text:p text:style-name="P12">while (aux-&gt;prox != NULL){</text:p>
      <text:p text:style-name="P12">cont++;</text:p>
      <text:p text:style-name="P12">aux = aux-&gt;prox;</text:p>
      <text:p text:style-name="P12">}</text:p>
      <text:p text:style-name="P12"/>
      <text:p text:style-name="P12">return cont;</text:p>
      <text:p text:style-name="P12"/>
      <text:p text:style-name="P12">}</text:p>
      <text:p text:style-name="P12"/>
      <text:p text:style-name="P12">int iguais(Lista lst,Lista lst2){</text:p>
      <text:p text:style-name="P12"/>
      <text:p text:style-name="P12">if(lista_vazia(lst)==1 &amp;&amp; lista_vazia(lst2)==1) return 1;</text:p>
      <text:p text:style-name="P12"/>
      <text:p text:style-name="P12">int cont=0;</text:p>
      <text:p text:style-name="P12">Lista aux = lst;</text:p>
      <text:p text:style-name="P12">Lista aux2 = lst2;</text:p>
      <text:p text:style-name="P12"/>
      <text:p text:style-name="P12">if(tamanho(lst)!=tamanho(lst2)) return 0;</text:p>
      <text:p text:style-name="P12"/>
      <text:p text:style-name="P12">while(aux != NULL){</text:p>
      <text:p text:style-name="P12">if(aux-&gt;info!=aux2-&gt;info)break;</text:p>
      <text:p text:style-name="P12">aux = aux-&gt;prox;</text:p>
      <text:p text:style-name="P12">aux2 = aux2-&gt;prox;</text:p>
      <text:p text:style-name="P12">}</text:p>
      <text:p text:style-name="P12">if(aux==NULL){return 1;}</text:p>
      <text:p text:style-name="P12"><text:s text:c="2"/>else{return 0;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7"><text:soft-page-break/>- Arquivo-cabeçalho da TAD lista<text:span text:style-name="T2"> </text:span>ordenada <text:span text:style-name="T2">dinâmica/encadeada (SEM cabeçalho)</text:span>:</text:p>
      <text:p text:style-name="P7"/>
      <text:p text:style-name="P7"/>
      <text:p text:style-name="P13">typedef struct no *Lista;</text:p>
      <text:p text:style-name="P13"/>
      <text:p text:style-name="P13">Lista cria_lista();</text:p>
      <text:p text:style-name="P13">int lista_vazia(Lista lst);</text:p>
      <text:p text:style-name="P13">void print_lista(Lista lst);</text:p>
      <text:p text:style-name="P13">int insere_ord(Lista *lst, int elem);</text:p>
      <text:p text:style-name="P13">int remove_ord (Lista *lst, int elem);</text:p>
      <text:p text:style-name="P13">Lista intercala_ord(Lista lst1, Lista lst2);</text:p>
      <text:p text:style-name="P13">int remove_impares(Lista *lst);</text:p>
      <text:p text:style-name="P13">int menor(Lista lst);</text:p>
      <text:p text:style-name="P13">int tamanho(Lista lst);</text:p>
      <text:p text:style-name="P13">int iguais(Lista lst, Lista lst2);</text:p>
      <text:p text:style-name="P13"/>
      <text:p text:style-name="P13"/>
      <text:p text:style-name="P7">- Código-fonte da TAD lista<text:span text:style-name="T2"> </text:span>ordenada <text:span text:style-name="T2">dinâmica/encadeada (COM cabeçalho)</text:span>:</text:p>
      <text:p text:style-name="P7"/>
      <text:p text:style-name="P7"/>
      <text:p text:style-name="P13">#include &lt;stdio.h&gt;</text:p>
      <text:p text:style-name="P13">#include &lt;stdlib.h&gt;</text:p>
      <text:p text:style-name="P13">#include "listadinordcab.h"</text:p>
      <text:p text:style-name="P13"/>
      <text:p text:style-name="P13">struct no{</text:p>
      <text:p text:style-name="P13"/>
      <text:p text:style-name="P13">int info;</text:p>
      <text:p text:style-name="P13">struct no * prox;</text:p>
      <text:p text:style-name="P13"/>
      <text:p text:style-name="P13">};</text:p>
      <text:p text:style-name="P13"/>
      <text:p text:style-name="P13">Lista cria_lista() {</text:p>
      <text:p text:style-name="P13"/>
      <text:p text:style-name="P13">Lista cab;</text:p>
      <text:p text:style-name="P13">cab = (Lista) malloc(sizeof(struct no));</text:p>
      <text:p text:style-name="P13"/>
      <text:p text:style-name="P13">if (cab != NULL) { </text:p>
      <text:p text:style-name="P13"/>
      <text:p text:style-name="P13">cab-&gt;prox = NULL;</text:p>
      <text:p text:style-name="P13">cab-&gt;info = 0; } </text:p>
      <text:p text:style-name="P13"/>
      <text:p text:style-name="P13">return cab;</text:p>
      <text:p text:style-name="P13">}</text:p>
      <text:p text:style-name="P13"/>
      <text:p text:style-name="P13">int lista_vazia(Lista lst) {</text:p>
      <text:p text:style-name="P13"/>
      <text:p text:style-name="P13">if (lst-&gt;prox== NULL)</text:p>
      <text:p text:style-name="P13">return 1; </text:p>
      <text:p text:style-name="P13">// Lista vazia</text:p>
      <text:p text:style-name="P13">else</text:p>
      <text:p text:style-name="P13">return 0; </text:p>
      <text:p text:style-name="P13">// Lista NÃO vazia</text:p>
      <text:p text:style-name="P13"/>
      <text:p text:style-name="P13">}</text:p>
      <text:p text:style-name="P13"/>
      <text:p text:style-name="P13">void print_lista(Lista lst){</text:p>
      <text:p text:style-name="P13"/>
      <text:p text:style-name="P13"><text:soft-page-break/>Lista aux;</text:p>
      <text:p text:style-name="P13">aux = lst-&gt;prox;</text:p>
      <text:p text:style-name="P13">printf("{");</text:p>
      <text:p text:style-name="P13">while(aux!=NULL){</text:p>
      <text:p text:style-name="P13">printf(" %d ",aux-&gt;info);</text:p>
      <text:p text:style-name="P13">aux = aux-&gt;prox;</text:p>
      <text:p text:style-name="P13"/>
      <text:p text:style-name="P13">}</text:p>
      <text:p text:style-name="P13">printf("}");</text:p>
      <text:p text:style-name="P13"/>
      <text:p text:style-name="P13">}</text:p>
      <text:p text:style-name="P13"/>
      <text:p text:style-name="P13">int insere_ord(Lista *lst, int elem) {</text:p>
      <text:p text:style-name="P13"/>
      <text:p text:style-name="P13">Lista N = (Lista) malloc(sizeof(struct no));</text:p>
      <text:p text:style-name="P13">if (N == NULL) { return 0; } </text:p>
      <text:p text:style-name="P13"/>
      <text:p text:style-name="P13">N-&gt;info = elem; </text:p>
      <text:p text:style-name="P13"/>
      <text:p text:style-name="P13">Lista aux = *lst; </text:p>
      <text:p text:style-name="P13"/>
      <text:p text:style-name="P13">while (aux-&gt;prox != NULL &amp;&amp; aux-&gt;prox-&gt;info &lt; elem)</text:p>
      <text:p text:style-name="P13">aux = aux-&gt;prox; </text:p>
      <text:p text:style-name="P13"/>
      <text:p text:style-name="P13">N-&gt;prox = aux-&gt;prox;</text:p>
      <text:p text:style-name="P13">aux-&gt;prox = N;</text:p>
      <text:p text:style-name="P13">(*lst)-&gt;info++;</text:p>
      <text:p text:style-name="P13"/>
      <text:p text:style-name="P13">return 1; <text:s/></text:p>
      <text:p text:style-name="P13">}</text:p>
      <text:p text:style-name="P13"/>
      <text:p text:style-name="P13"/>
      <text:p text:style-name="P13">int remove_ord (Lista *lst, int elem) {</text:p>
      <text:p text:style-name="P13"/>
      <text:p text:style-name="P13">if (lista_vazia(*lst) == 1)</text:p>
      <text:p text:style-name="P13">return 0; </text:p>
      <text:p text:style-name="P13"/>
      <text:p text:style-name="P13">Lista aux = *lst;</text:p>
      <text:p text:style-name="P13"/>
      <text:p text:style-name="P13">while (aux-&gt;prox != NULL &amp;&amp; aux-&gt;prox-&gt;info &lt; elem)</text:p>
      <text:p text:style-name="P13">aux = aux-&gt;prox;</text:p>
      <text:p text:style-name="P13"/>
      <text:p text:style-name="P13">if (aux-&gt;prox == NULL || aux-&gt;prox-&gt;info &gt; elem)</text:p>
      <text:p text:style-name="P13">return 0; </text:p>
      <text:p text:style-name="P13"/>
      <text:p text:style-name="P13">Lista aux2 = aux-&gt;prox; </text:p>
      <text:p text:style-name="P13">aux-&gt;prox = aux2-&gt;prox; </text:p>
      <text:p text:style-name="P13">free(aux2); </text:p>
      <text:p text:style-name="P13">(*lst)-&gt;info--;</text:p>
      <text:p text:style-name="P13"/>
      <text:p text:style-name="P13">return 1; </text:p>
      <text:p text:style-name="P13"/>
      <text:p text:style-name="P13">}</text:p>
      <text:p text:style-name="P13"/>
      <text:p text:style-name="P13">Lista intercala_ord(Lista lst1, Lista lst2){</text:p>
      <text:p text:style-name="P13"/>
      <text:p text:style-name="P13">Lista lst3;</text:p>
      <text:p text:style-name="P13">lst3 = cria_lista();</text:p>
      <text:p text:style-name="P13"><text:soft-page-break/>int elem;</text:p>
      <text:p text:style-name="P13"/>
      <text:p text:style-name="P13">lst1 = lst1-&gt;prox;</text:p>
      <text:p text:style-name="P13">lst2 = lst2-&gt;prox;</text:p>
      <text:p text:style-name="P13"/>
      <text:p text:style-name="P13">while (lst1 != NULL){</text:p>
      <text:p text:style-name="P13">elem = lst1-&gt;info;</text:p>
      <text:p text:style-name="P13">insere_ord(&amp;lst3,elem);</text:p>
      <text:p text:style-name="P13">lst1 = lst1-&gt;prox;</text:p>
      <text:p text:style-name="P13"/>
      <text:p text:style-name="P13">}</text:p>
      <text:p text:style-name="P13"/>
      <text:p text:style-name="P13">while (lst2 != NULL){</text:p>
      <text:p text:style-name="P13">elem = lst2-&gt;info;</text:p>
      <text:p text:style-name="P13">insere_ord(&amp;lst3,elem);</text:p>
      <text:p text:style-name="P13">lst2 = lst2-&gt;prox;</text:p>
      <text:p text:style-name="P13"/>
      <text:p text:style-name="P13">}</text:p>
      <text:p text:style-name="P13"/>
      <text:p text:style-name="P13">return lst3;</text:p>
      <text:p text:style-name="P13">}</text:p>
      <text:p text:style-name="P13"/>
      <text:p text:style-name="P13">int remove_impares(Lista *lst){</text:p>
      <text:p text:style-name="P13"/>
      <text:p text:style-name="P13">if(lista_vazia(*lst)==1){</text:p>
      <text:p text:style-name="P13">return NULL;</text:p>
      <text:p text:style-name="P13">}</text:p>
      <text:p text:style-name="P13"/>
      <text:p text:style-name="P13"/>
      <text:p text:style-name="P13">Lista aux2 = (*lst)-&gt;prox;</text:p>
      <text:p text:style-name="P13">while (aux2 != NULL){</text:p>
      <text:p text:style-name="P13"/>
      <text:p text:style-name="P13"/>
      <text:p text:style-name="P13">if(aux2-&gt;info%2!=0){remove_ord(&amp;(*lst),aux2-&gt;info);}</text:p>
      <text:p text:style-name="P13">aux2 = aux2-&gt;prox;</text:p>
      <text:p text:style-name="P13"/>
      <text:p text:style-name="P13">}</text:p>
      <text:p text:style-name="P13">return 1;</text:p>
      <text:p text:style-name="P13"/>
      <text:p text:style-name="P13">}</text:p>
      <text:p text:style-name="P13"/>
      <text:p text:style-name="P13">int menor(Lista lst){</text:p>
      <text:p text:style-name="P13"/>
      <text:p text:style-name="P13">if(lista_vazia(lst)==1) return NULL;</text:p>
      <text:p text:style-name="P13"/>
      <text:p text:style-name="P13">Lista aux = lst;</text:p>
      <text:p text:style-name="P13">int menor;</text:p>
      <text:p text:style-name="P13"/>
      <text:p text:style-name="P13">menor = lst-&gt;prox-&gt;info;</text:p>
      <text:p text:style-name="P13">while (aux-&gt;prox != NULL){</text:p>
      <text:p text:style-name="P13"/>
      <text:p text:style-name="P13">aux = aux-&gt;prox;</text:p>
      <text:p text:style-name="P13">if(aux-&gt;info&lt;=menor) menor = aux-&gt;info;</text:p>
      <text:p text:style-name="P13"/>
      <text:p text:style-name="P13">}</text:p>
      <text:p text:style-name="P13">return menor;</text:p>
      <text:p text:style-name="P13">}</text:p>
      <text:p text:style-name="P13"/>
      <text:p text:style-name="P13"><text:soft-page-break/>int tamanho(Lista lst){</text:p>
      <text:p text:style-name="P13"/>
      <text:p text:style-name="P13">return lst-&gt;info;</text:p>
      <text:p text:style-name="P13"/>
      <text:p text:style-name="P13">}</text:p>
      <text:p text:style-name="P13"/>
      <text:p text:style-name="P13">int iguais(Lista lst,Lista lst2){</text:p>
      <text:p text:style-name="P13"/>
      <text:p text:style-name="P13">if(lista_vazia(lst)==1 &amp;&amp; lista_vazia(lst2)==1) return 1;</text:p>
      <text:p text:style-name="P13"/>
      <text:p text:style-name="P13">int cont=0;</text:p>
      <text:p text:style-name="P13">Lista aux = lst-&gt;prox;</text:p>
      <text:p text:style-name="P13">Lista aux2 = lst2-&gt;prox;</text:p>
      <text:p text:style-name="P13"/>
      <text:p text:style-name="P13">if(tamanho(lst)!=tamanho(lst2)) return 0;</text:p>
      <text:p text:style-name="P13"/>
      <text:p text:style-name="P13">while(aux != NULL){</text:p>
      <text:p text:style-name="P13">if(aux-&gt;info!=aux2-&gt;info)break;</text:p>
      <text:p text:style-name="P13">aux = aux-&gt;prox;</text:p>
      <text:p text:style-name="P13">aux2 = aux2-&gt;prox;</text:p>
      <text:p text:style-name="P13">}</text:p>
      <text:p text:style-name="P13">if(aux==NULL){return 1;}</text:p>
      <text:p text:style-name="P13"><text:s text:c="2"/>else{return 0;}</text:p>
      <text:p text:style-name="P13">}</text:p>
      <text:p text:style-name="P12"/>
      <text:p text:style-name="P12"/>
      <text:p text:style-name="P7">- Arquivo-cabeçalho da TAD lista<text:span text:style-name="T2"> </text:span>ordenada <text:span text:style-name="T2">dinâmica/encadeada (COM cabeçalho)</text:span>:</text:p>
      <text:p text:style-name="P7"/>
      <text:p text:style-name="P7"/>
      <text:p text:style-name="P14">typedef struct no *Lista;</text:p>
      <text:p text:style-name="P14"/>
      <text:p text:style-name="P14">Lista cria_lista();</text:p>
      <text:p text:style-name="P14">int lista_vazia(Lista lst);</text:p>
      <text:p text:style-name="P14">void print_lista(Lista lst);</text:p>
      <text:p text:style-name="P14">int insere_ord(Lista *lst, int elem);</text:p>
      <text:p text:style-name="P14">int remove_ord (Lista *lst, int elem);</text:p>
      <text:p text:style-name="P14">Lista intercala_ord(Lista lst1, Lista lst2);</text:p>
      <text:p text:style-name="P14">int menor(Lista lst);</text:p>
      <text:p text:style-name="P14">int tamanho(Lista lst);</text:p>
      <text:p text:style-name="P14">int iguais(Lista lst, Lista lst2);</text:p>
      <text:p text:style-name="P14">int remove_impares(Lista *lst);</text:p>
      <text:p text:style-name="P14"/>
      <text:p text:style-name="P14"/>
      <text:p text:style-name="P7">- Código-fonte da TAD lista <text:span text:style-name="T3">não </text:span>ordenada <text:span text:style-name="T2">dinâmica com encadeamento CÍCLICO</text:span>:</text:p>
      <text:p text:style-name="P7"/>
      <text:p text:style-name="P7"/>
      <text:p text:style-name="P13">#include &lt;stdio.h&gt;</text:p>
      <text:p text:style-name="P13">#include &lt;stdlib.h&gt;</text:p>
      <text:p text:style-name="P13">#include "listadinordcir.h"</text:p>
      <text:p text:style-name="P13"/>
      <text:p text:style-name="P13">struct no{</text:p>
      <text:p text:style-name="P13"/>
      <text:p text:style-name="P13">int info;</text:p>
      <text:p text:style-name="P13">struct no * prox;</text:p>
      <text:p text:style-name="P13"/>
      <text:p text:style-name="P13">};</text:p>
      <text:p text:style-name="P13"/>
      <text:p text:style-name="P13"><text:soft-page-break/>Lista cria_lista() {</text:p>
      <text:p text:style-name="P13">return NULL;</text:p>
      <text:p text:style-name="P13">}</text:p>
      <text:p text:style-name="P13"/>
      <text:p text:style-name="P13">int lista_vazia(Lista lst) {</text:p>
      <text:p text:style-name="P13"/>
      <text:p text:style-name="P13">if (lst == NULL)</text:p>
      <text:p text:style-name="P13">return 1; </text:p>
      <text:p text:style-name="P13">// Lista vazia</text:p>
      <text:p text:style-name="P13">else</text:p>
      <text:p text:style-name="P13">return 0; </text:p>
      <text:p text:style-name="P13">// Lista NÃO vazia</text:p>
      <text:p text:style-name="P13"/>
      <text:p text:style-name="P13">}</text:p>
      <text:p text:style-name="P13"/>
      <text:p text:style-name="P13">int print_lista(Lista lst){</text:p>
      <text:p text:style-name="P13"/>
      <text:p text:style-name="P13">if (lista_vazia(lst) == 1) {printf("{}");return 0;}</text:p>
      <text:p text:style-name="P13">Lista aux;</text:p>
      <text:p text:style-name="P13">aux = lst-&gt;prox;</text:p>
      <text:p text:style-name="P13">if(aux-&gt;prox==aux){printf("{ %d }",aux-&gt;info);return 1;}</text:p>
      <text:p text:style-name="P13">printf("{");</text:p>
      <text:p text:style-name="P13"/>
      <text:p text:style-name="P13">while(aux-&gt;prox!=lst-&gt;prox){</text:p>
      <text:p text:style-name="P13">printf(" %d ",aux-&gt;info);</text:p>
      <text:p text:style-name="P13">aux = aux-&gt;prox;</text:p>
      <text:p text:style-name="P13"/>
      <text:p text:style-name="P13">}</text:p>
      <text:p text:style-name="P13">printf(" %d ",aux-&gt;info);</text:p>
      <text:p text:style-name="P13">printf("}");</text:p>
      <text:p text:style-name="P13"/>
      <text:p text:style-name="P13">return 1;</text:p>
      <text:p text:style-name="P13"/>
      <text:p text:style-name="P13">}</text:p>
      <text:p text:style-name="P13"/>
      <text:p text:style-name="P13">int insere_elem(Lista *lst, int elem) {</text:p>
      <text:p text:style-name="P13"/>
      <text:p text:style-name="P13"/>
      <text:p text:style-name="P13">Lista N = (Lista) malloc(sizeof(struct no));</text:p>
      <text:p text:style-name="P13">if (N == NULL) { return 0; } </text:p>
      <text:p text:style-name="P13"/>
      <text:p text:style-name="P13">N-&gt;info = elem; </text:p>
      <text:p text:style-name="P13"/>
      <text:p text:style-name="P13">if (lista_vazia(*lst) == 1) {</text:p>
      <text:p text:style-name="P13">N-&gt;prox = N; </text:p>
      <text:p text:style-name="P13"/>
      <text:p text:style-name="P13">*lst = N; </text:p>
      <text:p text:style-name="P13"/>
      <text:p text:style-name="P13">}</text:p>
      <text:p text:style-name="P13"/>
      <text:p text:style-name="P13">else {</text:p>
      <text:p text:style-name="P13">N-&gt;prox = (*lst)-&gt;prox; </text:p>
      <text:p text:style-name="P13"/>
      <text:p text:style-name="P13">(*lst)-&gt;prox = N; </text:p>
      <text:p text:style-name="P13"/>
      <text:p text:style-name="P13">*lst = N; </text:p>
      <text:p text:style-name="P13"/>
      <text:p text:style-name="P13">}</text:p>
      <text:p text:style-name="P13"><text:soft-page-break/>return 1;</text:p>
      <text:p text:style-name="P13">}</text:p>
      <text:p text:style-name="P13"/>
      <text:p text:style-name="P13">int remove_elem (Lista *lst, int *elem) {</text:p>
      <text:p text:style-name="P13"/>
      <text:p text:style-name="P13"/>
      <text:p text:style-name="P13">if (lista_vazia(*lst) == 1)</text:p>
      <text:p text:style-name="P13">return 0;</text:p>
      <text:p text:style-name="P13">Lista aux = (*lst)-&gt;prox; </text:p>
      <text:p text:style-name="P13"/>
      <text:p text:style-name="P13">*elem = aux-&gt;info; </text:p>
      <text:p text:style-name="P13"/>
      <text:p text:style-name="P13">if (*lst == (*lst)-&gt;prox) </text:p>
      <text:p text:style-name="P13"/>
      <text:p text:style-name="P13">*lst = NULL;</text:p>
      <text:p text:style-name="P13">else </text:p>
      <text:p text:style-name="P13"/>
      <text:p text:style-name="P13">(*lst)-&gt;prox = aux-&gt;prox;</text:p>
      <text:p text:style-name="P13">free(aux);</text:p>
      <text:p text:style-name="P13">return 1;</text:p>
      <text:p text:style-name="P13">}</text:p>
      <text:p text:style-name="P13"/>
      <text:p text:style-name="P13">int tamanho(Lista lst){</text:p>
      <text:p text:style-name="P13"/>
      <text:p text:style-name="P13">if(lst==NULL)return NULL;</text:p>
      <text:p text:style-name="P13"/>
      <text:p text:style-name="P13">int cont=0;</text:p>
      <text:p text:style-name="P13">Lista aux = lst-&gt;prox;</text:p>
      <text:p text:style-name="P13"/>
      <text:p text:style-name="P13">cont++;</text:p>
      <text:p text:style-name="P13"/>
      <text:p text:style-name="P13">while(aux-&gt;prox!=lst-&gt;prox){</text:p>
      <text:p text:style-name="P13">aux = aux-&gt;prox;</text:p>
      <text:p text:style-name="P13">cont++;</text:p>
      <text:p text:style-name="P13">}</text:p>
      <text:p text:style-name="P13">return cont;</text:p>
      <text:p text:style-name="P13">}</text:p>
      <text:p text:style-name="P13"/>
      <text:p text:style-name="P13">int insere_inicio(Lista *lst, int elem){</text:p>
      <text:p text:style-name="P13"/>
      <text:p text:style-name="P13">Lista N = (Lista) malloc(sizeof(struct no));</text:p>
      <text:p text:style-name="P13">if (N == NULL) { return 0; } </text:p>
      <text:p text:style-name="P13"/>
      <text:p text:style-name="P13">N-&gt;info = elem; </text:p>
      <text:p text:style-name="P13"/>
      <text:p text:style-name="P13">if (lista_vazia(*lst) == 1) {</text:p>
      <text:p text:style-name="P13">N-&gt;prox = N; </text:p>
      <text:p text:style-name="P13"/>
      <text:p text:style-name="P13">*lst = N; </text:p>
      <text:p text:style-name="P13"/>
      <text:p text:style-name="P13">}</text:p>
      <text:p text:style-name="P13"/>
      <text:p text:style-name="P13">else {</text:p>
      <text:p text:style-name="P13">N-&gt;prox = (*lst)-&gt;prox; </text:p>
      <text:p text:style-name="P13">(*lst)-&gt;prox = N; </text:p>
      <text:p text:style-name="P13"/>
      <text:p text:style-name="P13">}</text:p>
      <text:p text:style-name="P13">return 1;</text:p>
      <text:p text:style-name="P13"><text:soft-page-break/></text:p>
      <text:p text:style-name="P13"/>
      <text:p text:style-name="P13">}</text:p>
      <text:p text:style-name="P13"/>
      <text:p text:style-name="P13">int insere_posicao(Lista *lst, int elem, int pos){</text:p>
      <text:p text:style-name="P13"/>
      <text:p text:style-name="P13">Lista aux = *lst;</text:p>
      <text:p text:style-name="P13">int i;</text:p>
      <text:p text:style-name="P13"/>
      <text:p text:style-name="P13">Lista N = (Lista) malloc(sizeof(struct no));</text:p>
      <text:p text:style-name="P13">if (N == NULL) { return 0; } </text:p>
      <text:p text:style-name="P13"/>
      <text:p text:style-name="P13">N-&gt;info = elem; </text:p>
      <text:p text:style-name="P13"/>
      <text:p text:style-name="P13">if(pos&gt;tamanho((*lst))+1 || pos&lt;1) return 0;</text:p>
      <text:p text:style-name="P13">if(pos==tamanho((*lst))+1) {insere_elem(&amp;(*lst),elem); return 1;}</text:p>
      <text:p text:style-name="P13"/>
      <text:p text:style-name="P13">if (lista_vazia(*lst) == 1 &amp;&amp; pos==1) {</text:p>
      <text:p text:style-name="P13">N-&gt;prox = N; </text:p>
      <text:p text:style-name="P13">*lst = N; </text:p>
      <text:p text:style-name="P13"/>
      <text:p text:style-name="P13">}</text:p>
      <text:p text:style-name="P13"/>
      <text:p text:style-name="P13">else {</text:p>
      <text:p text:style-name="P13"/>
      <text:p text:style-name="P13">for(i=1;i&lt;=pos-1;i++){</text:p>
      <text:p text:style-name="P13"/>
      <text:p text:style-name="P13">aux = aux-&gt;prox;</text:p>
      <text:p text:style-name="P13"/>
      <text:p text:style-name="P13">}</text:p>
      <text:p text:style-name="P13"/>
      <text:p text:style-name="P13">N-&gt;prox = aux-&gt;prox; </text:p>
      <text:p text:style-name="P13">aux-&gt;prox = N; </text:p>
      <text:p text:style-name="P13"/>
      <text:p text:style-name="P13">}</text:p>
      <text:p text:style-name="P13">return 1;</text:p>
      <text:p text:style-name="P13"/>
      <text:p text:style-name="P13">}</text:p>
      <text:p text:style-name="P13"/>
      <text:p text:style-name="P13">int remove_posicao(Lista *lst, int pos, int *elem){</text:p>
      <text:p text:style-name="P13"/>
      <text:p text:style-name="P13">Lista aux = *lst;</text:p>
      <text:p text:style-name="P13">Lista aux2 = *lst;</text:p>
      <text:p text:style-name="P13">int i;</text:p>
      <text:p text:style-name="P13"/>
      <text:p text:style-name="P13">if(pos&gt;tamanho((*lst)) || pos&lt;1) return 0;</text:p>
      <text:p text:style-name="P13">if (tamanho(*lst)==1 &amp;&amp; pos==1) {remove_elem(&amp;(*lst),&amp;(*elem)); return NULL;}</text:p>
      <text:p text:style-name="P13">if(pos==tamanho((*lst))) {</text:p>
      <text:p text:style-name="P13">while(aux2-&gt;prox!=*lst)</text:p>
      <text:p text:style-name="P13">aux2 = aux2-&gt;prox;</text:p>
      <text:p text:style-name="P13"/>
      <text:p text:style-name="P13">*lst = aux2;</text:p>
      <text:p text:style-name="P13">aux2 = aux2-&gt;prox;</text:p>
      <text:p text:style-name="P13">(*lst)-&gt;prox = aux2-&gt;prox;</text:p>
      <text:p text:style-name="P13">free(aux2);</text:p>
      <text:p text:style-name="P13"/>
      <text:p text:style-name="P13">return 1;}</text:p>
      <text:p text:style-name="P13"><text:soft-page-break/></text:p>
      <text:p text:style-name="P13">if (lista_vazia(*lst) == 1) {</text:p>
      <text:p text:style-name="P13">return NULL;</text:p>
      <text:p text:style-name="P13">}</text:p>
      <text:p text:style-name="P13"/>
      <text:p text:style-name="P13">else {</text:p>
      <text:p text:style-name="P13"/>
      <text:p text:style-name="P13">for(i=1;i&lt;=pos-1;i++){</text:p>
      <text:p text:style-name="P13"/>
      <text:p text:style-name="P13">aux = aux-&gt;prox;</text:p>
      <text:p text:style-name="P13"/>
      <text:p text:style-name="P13">}</text:p>
      <text:p text:style-name="P13"/>
      <text:p text:style-name="P13">Lista aux2 = aux-&gt;prox;</text:p>
      <text:p text:style-name="P13"/>
      <text:p text:style-name="P13">aux-&gt;prox = aux2-&gt;prox; </text:p>
      <text:p text:style-name="P13">free(aux2);</text:p>
      <text:p text:style-name="P13"/>
      <text:p text:style-name="P13">}</text:p>
      <text:p text:style-name="P13">return 1;</text:p>
      <text:p text:style-name="P13"/>
      <text:p text:style-name="P13">}</text:p>
      <text:p text:style-name="P13"/>
      <text:p text:style-name="P13">int maior(Lista lst){</text:p>
      <text:p text:style-name="P13"/>
      <text:p text:style-name="P13">Lista aux = lst-&gt;prox-&gt;prox;</text:p>
      <text:p text:style-name="P13">int maior;</text:p>
      <text:p text:style-name="P13"/>
      <text:p text:style-name="P13">if (lista_vazia(lst) == 1) {</text:p>
      <text:p text:style-name="P13">return NULL;</text:p>
      <text:p text:style-name="P13">}</text:p>
      <text:p text:style-name="P13"/>
      <text:p text:style-name="P13">maior = lst-&gt;prox-&gt;info;</text:p>
      <text:p text:style-name="P13"/>
      <text:p text:style-name="P13">while(aux != lst){</text:p>
      <text:p text:style-name="P13"/>
      <text:p text:style-name="P13">if(aux-&gt;info&gt;=maior) maior = aux-&gt;info;</text:p>
      <text:p text:style-name="P13">aux = aux-&gt;prox;</text:p>
      <text:p text:style-name="P13">}</text:p>
      <text:p text:style-name="P13">if(lst-&gt;info&gt;=maior) maior = lst-&gt;info;</text:p>
      <text:p text:style-name="P13"/>
      <text:p text:style-name="P13">return maior;</text:p>
      <text:p text:style-name="P13"/>
      <text:p text:style-name="P13">}</text:p>
      <text:p text:style-name="P13"/>
      <text:p text:style-name="P13"/>
      <text:p text:style-name="P7">- Arquivo-cabeçalho da TAD lista <text:span text:style-name="T4">não </text:span>ordenada <text:span text:style-name="T2">dinâmica com encademento CÍCLICO</text:span>:</text:p>
      <text:p text:style-name="P7"/>
      <text:p text:style-name="P7"/>
      <text:p text:style-name="P14">typedef struct no *Lista;</text:p>
      <text:p text:style-name="P14"/>
      <text:p text:style-name="P14">Lista cria_lista();</text:p>
      <text:p text:style-name="P14">int lista_vazia(Lista lst);</text:p>
      <text:p text:style-name="P14">int print_lista(Lista lst);</text:p>
      <text:p text:style-name="P14">int insere_elem(Lista *lst, int elem);</text:p>
      <text:p text:style-name="P14">int remove_elem (Lista *lst, int *elem);</text:p>
      <text:p text:style-name="P14">int insere_inicio(Lista *lst, int elem);</text:p>
      <text:p text:style-name="P14"><text:soft-page-break/>int insere_posicao(Lista *lst, int elem, int pos);</text:p>
      <text:p text:style-name="P14">int tamanho(Lista lst);</text:p>
      <text:p text:style-name="P14">int remove_posicao(Lista *lst, int pos, int *elem);</text:p>
      <text:p text:style-name="P14">int maior(Lista lst);</text:p>
      <text:p text:style-name="P14"/>
      <text:p text:style-name="P14"/>
      <text:p text:style-name="P8">- Código-fonte da TAD lista <text:span text:style-name="T3">não </text:span>ordenada <text:span text:style-name="T2">dinâmica com encadeamento DUPLO</text:span>:</text:p>
      <text:p text:style-name="P8"/>
      <text:p text:style-name="P8"/>
      <text:p text:style-name="P15">#include &lt;stdio.h&gt;</text:p>
      <text:p text:style-name="P15">#include &lt;stdlib.h&gt;</text:p>
      <text:p text:style-name="P15">#include "listadincirdupla.h"</text:p>
      <text:p text:style-name="P15"/>
      <text:p text:style-name="P15">struct no{</text:p>
      <text:p text:style-name="P15"/>
      <text:p text:style-name="P15">int info;</text:p>
      <text:p text:style-name="P15">struct no * prox;</text:p>
      <text:p text:style-name="P15">struct no * ant;</text:p>
      <text:p text:style-name="P15"/>
      <text:p text:style-name="P15">};</text:p>
      <text:p text:style-name="P15"/>
      <text:p text:style-name="P15">Lista cria_lista() {</text:p>
      <text:p text:style-name="P15">return NULL;</text:p>
      <text:p text:style-name="P15">}</text:p>
      <text:p text:style-name="P15"/>
      <text:p text:style-name="P15">int lista_vazia(Lista lst) {</text:p>
      <text:p text:style-name="P15"/>
      <text:p text:style-name="P15">if (lst == NULL)</text:p>
      <text:p text:style-name="P15">return 1; </text:p>
      <text:p text:style-name="P15">// Lista vazia</text:p>
      <text:p text:style-name="P15">else</text:p>
      <text:p text:style-name="P15">return 0; </text:p>
      <text:p text:style-name="P15">// Lista NÃO vazia</text:p>
      <text:p text:style-name="P15"/>
      <text:p text:style-name="P15">}</text:p>
      <text:p text:style-name="P15"/>
      <text:p text:style-name="P15">int print_lista(Lista lst){</text:p>
      <text:p text:style-name="P15"/>
      <text:p text:style-name="P15">if (lista_vazia(lst) == 1) {printf("{}");return 0;}</text:p>
      <text:p text:style-name="P15">Lista aux;</text:p>
      <text:p text:style-name="P15">aux = lst;</text:p>
      <text:p text:style-name="P15"/>
      <text:p text:style-name="P15">printf("{");</text:p>
      <text:p text:style-name="P15"/>
      <text:p text:style-name="P15">while(aux!=NULL){</text:p>
      <text:p text:style-name="P15">printf(" %d ",aux-&gt;info);</text:p>
      <text:p text:style-name="P15">aux = aux-&gt;prox;</text:p>
      <text:p text:style-name="P15"/>
      <text:p text:style-name="P15">}</text:p>
      <text:p text:style-name="P15">printf("}");</text:p>
      <text:p text:style-name="P15"/>
      <text:p text:style-name="P15">return 1;</text:p>
      <text:p text:style-name="P15"/>
      <text:p text:style-name="P15">}</text:p>
      <text:p text:style-name="P15"/>
      <text:p text:style-name="P15">int insere_elem(Lista *lst, int elem) {</text:p>
      <text:p text:style-name="P15"/>
      <text:p text:style-name="P15">Lista N = (Lista) malloc(sizeof(struct no));</text:p>
      <text:p text:style-name="P15"><text:soft-page-break/>if (N == NULL) { return 0; } </text:p>
      <text:p text:style-name="P15"/>
      <text:p text:style-name="P15">N-&gt;info = elem; </text:p>
      <text:p text:style-name="P15"/>
      <text:p text:style-name="P15">N-&gt;ant = NULL; </text:p>
      <text:p text:style-name="P15"/>
      <text:p text:style-name="P15">N-&gt;prox = *lst; </text:p>
      <text:p text:style-name="P15"/>
      <text:p text:style-name="P15">if (lista_vazia(*lst) == 0) </text:p>
      <text:p text:style-name="P15">(*lst)-&gt;ant = N; </text:p>
      <text:p text:style-name="P15"/>
      <text:p text:style-name="P15">*lst = N; </text:p>
      <text:p text:style-name="P15"/>
      <text:p text:style-name="P15">return 1;</text:p>
      <text:p text:style-name="P15">}</text:p>
      <text:p text:style-name="P15"/>
      <text:p text:style-name="P15">int remove_elem (Lista *lst, int elem) {</text:p>
      <text:p text:style-name="P15"/>
      <text:p text:style-name="P15">if (lista_vazia(*lst))</text:p>
      <text:p text:style-name="P15">return 0;</text:p>
      <text:p text:style-name="P15"/>
      <text:p text:style-name="P15">Lista aux = *lst; </text:p>
      <text:p text:style-name="P15"/>
      <text:p text:style-name="P15">while (aux-&gt;prox != NULL &amp;&amp; aux-&gt;info != elem)</text:p>
      <text:p text:style-name="P15">aux = aux-&gt;prox;</text:p>
      <text:p text:style-name="P15">if (aux-&gt;info != elem) return 0; </text:p>
      <text:p text:style-name="P15"/>
      <text:p text:style-name="P15">if (aux-&gt;prox != NULL) (aux)-&gt;prox-&gt;ant = aux-&gt;ant;</text:p>
      <text:p text:style-name="P15">if (aux-&gt;ant != NULL) (aux)-&gt;ant-&gt;prox = aux-&gt;prox;</text:p>
      <text:p text:style-name="P15">if (aux == *lst) *lst = aux-&gt;prox;</text:p>
      <text:p text:style-name="P15">free(aux);</text:p>
      <text:p text:style-name="P15">return 1;</text:p>
      <text:p text:style-name="P15">}</text:p>
      <text:p text:style-name="P15"/>
      <text:p text:style-name="P15">int tamanho(Lista lst){</text:p>
      <text:p text:style-name="P15"/>
      <text:p text:style-name="P15">if(lst==NULL)return NULL;</text:p>
      <text:p text:style-name="P15"/>
      <text:p text:style-name="P15">int cont=0;</text:p>
      <text:p text:style-name="P15">Lista aux = lst;</text:p>
      <text:p text:style-name="P15"/>
      <text:p text:style-name="P15">cont++;</text:p>
      <text:p text:style-name="P15"/>
      <text:p text:style-name="P15">while(aux-&gt;prox!=NULL){</text:p>
      <text:p text:style-name="P15">aux = aux-&gt;prox;</text:p>
      <text:p text:style-name="P15">cont++;</text:p>
      <text:p text:style-name="P15">}</text:p>
      <text:p text:style-name="P15">return cont;</text:p>
      <text:p text:style-name="P15">}</text:p>
      <text:p text:style-name="P15"/>
      <text:p text:style-name="P15">int remove_maior(Lista *lst, int *elem){</text:p>
      <text:p text:style-name="P15"/>
      <text:p text:style-name="P15">Lista aux = (*lst)-&gt;prox;</text:p>
      <text:p text:style-name="P15"/>
      <text:p text:style-name="P15">if (lista_vazia(*lst) == 1) {</text:p>
      <text:p text:style-name="P15">return NULL;</text:p>
      <text:p text:style-name="P15">}</text:p>
      <text:p text:style-name="P15"/>
      <text:p text:style-name="P15"><text:soft-page-break/>*elem = (*lst)-&gt;info;</text:p>
      <text:p text:style-name="P15"/>
      <text:p text:style-name="P15">while(aux != NULL){</text:p>
      <text:p text:style-name="P15"/>
      <text:p text:style-name="P15">if(aux-&gt;info&gt;=*elem) *elem = aux-&gt;info;</text:p>
      <text:p text:style-name="P15">aux = aux-&gt;prox;</text:p>
      <text:p text:style-name="P15">}</text:p>
      <text:p text:style-name="P15"/>
      <text:p text:style-name="P15">remove_elem(&amp;(*lst),*elem);</text:p>
      <text:p text:style-name="P15"/>
      <text:p text:style-name="P15">return 1;</text:p>
      <text:p text:style-name="P15">}</text:p>
      <text:p text:style-name="P15"/>
      <text:p text:style-name="P15">int remove_todos (Lista *lst, int elem){</text:p>
      <text:p text:style-name="P15"/>
      <text:p text:style-name="P15">Lista aux = *lst;</text:p>
      <text:p text:style-name="P15"/>
      <text:p text:style-name="P15">if (lista_vazia(*lst) == 1) {</text:p>
      <text:p text:style-name="P15">return NULL;</text:p>
      <text:p text:style-name="P15">}</text:p>
      <text:p text:style-name="P15"/>
      <text:p text:style-name="P15">while(aux != NULL){</text:p>
      <text:p text:style-name="P15"/>
      <text:p text:style-name="P15">if(aux-&gt;info==elem){remove_elem(&amp;(*lst),elem);}</text:p>
      <text:p text:style-name="P15">aux = aux-&gt;prox;</text:p>
      <text:p text:style-name="P15">}</text:p>
      <text:p text:style-name="P15"/>
      <text:p text:style-name="P15">return 1;</text:p>
      <text:p text:style-name="P15"/>
      <text:p text:style-name="P15">}</text:p>
      <text:p text:style-name="P15"/>
      <text:p text:style-name="P15">Lista multiplos_3(Lista lst){</text:p>
      <text:p text:style-name="P15"/>
      <text:p text:style-name="P15">Lista lsta;</text:p>
      <text:p text:style-name="P15">lsta = cria_lista();</text:p>
      <text:p text:style-name="P15">Lista aux = lst;</text:p>
      <text:p text:style-name="P15"/>
      <text:p text:style-name="P15">if (lista_vazia(lst) == 1) return NULL;</text:p>
      <text:p text:style-name="P15"/>
      <text:p text:style-name="P15">while(aux-&gt;prox != NULL){</text:p>
      <text:p text:style-name="P15">aux = aux-&gt;prox;</text:p>
      <text:p text:style-name="P15">}</text:p>
      <text:p text:style-name="P15">while(aux != NULL){</text:p>
      <text:p text:style-name="P15">if(aux-&gt;info%3==0){insere_elem(&amp;lsta,aux-&gt;info);}</text:p>
      <text:p text:style-name="P15">aux = aux-&gt;ant;</text:p>
      <text:p text:style-name="P15">}</text:p>
      <text:p text:style-name="P15">return lsta;</text:p>
      <text:p text:style-name="P15">}</text:p>
      <text:p text:style-name="P15"/>
      <text:p text:style-name="P15"/>
      <text:p text:style-name="P8">- Arquivo-cabeçalho da TAD lista <text:span text:style-name="T4">não </text:span>ordenada <text:span text:style-name="T2">dinâmica com encademento DUPLO</text:span>:</text:p>
      <text:p text:style-name="P14"/>
      <text:p text:style-name="P14"/>
      <text:p text:style-name="P15">typedef struct no *Lista;</text:p>
      <text:p text:style-name="P15"/>
      <text:p text:style-name="P15">Lista cria_lista();</text:p>
      <text:p text:style-name="P15">int lista_vazia(Lista lst);</text:p>
      <text:p text:style-name="P15"><text:soft-page-break/>int print_lista(Lista lst);</text:p>
      <text:p text:style-name="P15">int insere_elem(Lista *lst, int elem);</text:p>
      <text:p text:style-name="P15">int remove_elem (Lista *lst, int elem);</text:p>
      <text:p text:style-name="P15">int remove_todos (Lista *lst, int elem);</text:p>
      <text:p text:style-name="P15">int tamanho(Lista lst);</text:p>
      <text:p text:style-name="P15">int remove_maior(Lista *lst,int *elem);</text:p>
      <text:p text:style-name="P15">Lista multiplos_3(Lista lst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49:10.490697990</dc:date>
    <meta:editing-duration>PT7M36S</meta:editing-duration>
    <meta:editing-cycles>1</meta:editing-cycles>
    <meta:document-statistic meta:table-count="0" meta:image-count="0" meta:object-count="0" meta:page-count="27" meta:paragraph-count="985" meta:word-count="2884" meta:character-count="19560" meta:non-whitespace-character-count="17532"/>
    <meta:generator>LibreOffice/5.1.6.2$Linux_X86_64 LibreOffice_project/10m0$Build-2</meta:generator>
  </office:meta>
</office:document-meta>
</file>